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-150%" fo:margin-top="0.423cm" style:writing-mode="lr-tb"/>
    </style:style>
    <style:style style:name="T1_1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2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3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4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5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6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7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8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9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10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11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12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13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14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15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16" style:family="text">
      <style:text-properties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-125%" fo:margin-top="0.212cm" fo:margin-bottom="0.106cm" style:writing-mode="lr-tb"/>
    </style:style>
    <style:style style:name="T2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text-position="super 58%" fo:color="#000000" style:font-name="Times New Roman" fo:font-size="12pt" style:font-name-asian="Times New Roman" style:font-size-asian="12pt" style:font-name-complex="Times New Roman" style:font-size-complex="12pt"/>
    </style:style>
    <style:style style:name="T2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10" style:family="text">
      <style:text-properties style:text-position="super 58%" fo:color="#000000" style:font-name="Times New Roman" fo:font-size="12pt" style:font-name-asian="Times New Roman" style:font-size-asian="12pt" style:font-name-complex="Times New Roman" style:font-size-complex="12pt"/>
    </style:style>
    <style:style style:name="T2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15" style:family="text">
      <style:text-properties style:text-position="super 58%" fo:color="#000000" style:font-name="Times New Roman" fo:font-size="12pt" style:font-name-asian="Times New Roman" style:font-size-asian="12pt" style:font-name-complex="Times New Roman" style:font-size-complex="12pt"/>
    </style:style>
    <style:style style:name="T2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20" style:family="text">
      <style:text-properties style:text-position="super 58%" fo:color="#000000" style:font-name="Times New Roman" fo:font-size="12pt" style:font-name-asian="Times New Roman" style:font-size-asian="12pt" style:font-name-complex="Times New Roman" style:font-size-complex="12pt"/>
    </style:style>
    <style:style style:name="T2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25" style:family="text">
      <style:text-properties style:text-position="super 58%" fo:color="#000000" style:font-name="Times New Roman" fo:font-size="12pt" style:font-name-asian="Times New Roman" style:font-size-asian="12pt" style:font-name-complex="Times New Roman" style:font-size-complex="12pt"/>
    </style:style>
    <style:style style:name="T2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30" style:family="text">
      <style:text-properties style:text-position="super 58%" fo:color="#000000" style:font-name="Times New Roman" fo:font-size="12pt" style:font-name-asian="Times New Roman" style:font-size-asian="12pt" style:font-name-complex="Times New Roman" style:font-size-complex="12pt"/>
    </style:style>
    <style:style style:name="T2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2_37" style:family="text">
      <style:text-properties style:text-position="super 58%" fo:color="#000000"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text-indent="0cm" fo:line-height="100%" fo:margin-top="0cm" fo:margin-bottom="0.071cm" style:writing-mode="lr-tb"/>
    </style:style>
    <style:style style:name="T3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7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8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9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10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1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12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13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14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15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3_16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P4" style:family="paragraph" style:parent-style-name="Standard">
      <style:paragraph-properties fo:text-align="center" fo:break-before="auto" fo:text-indent="0cm" fo:line-height="100%" fo:margin-top="0cm" fo:margin-bottom="0.071cm" style:writing-mode="lr-tb"/>
      <style:text-properties style:text-position="super 58%"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text-align="center" fo:break-before="auto" fo:text-indent="0cm" fo:line-height="100%" fo:margin-top="0cm" fo:margin-bottom="0.071cm" style:writing-mode="lr-tb"/>
    </style:style>
    <style:style style:name="T5_1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2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3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4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5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6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7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8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9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10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11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12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13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14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15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16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17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18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19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20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21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22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T5_23" style:family="text">
      <style:text-properties fo:color="#0000ff" style:font-name="Times New Roman" fo:font-size="10pt" style:font-name-asian="Times New Roman" style:font-size-asian="10pt" style:font-name-complex="Times New Roman" style:font-size-complex="10pt"/>
    </style:style>
    <style:style style:name="P6" style:family="paragraph" style:parent-style-name="Standard">
      <style:paragraph-properties fo:text-align="center" fo:break-before="auto" fo:text-indent="0cm" fo:line-height="100%" fo:margin-top="0cm" fo:margin-bottom="0.071cm" style:writing-mode="lr-tb"/>
      <style:text-properties style:text-position="super 58%"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text-align="left" fo:break-before="auto" fo:text-indent="0cm" fo:line-height="100%" fo:margin-top="0cm" style:writing-mode="lr-tb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8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8_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6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8_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1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2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71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8_3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3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01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8_4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77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8_4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4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8_5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P9" style:family="paragraph" style:parent-style-name="Standard">
      <style:paragraph-properties fo:text-align="left" fo:break-before="auto" fo:text-indent="0cm" fo:line-height="100%" fo:margin-top="0cm" style:writing-mode="lr-tb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10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10_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1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10_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1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2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88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10_3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3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23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10_4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0_4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P11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11_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P12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12_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1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2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2_3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P13" style:family="paragraph" style:parent-style-name="Standard">
      <style:paragraph-properties fo:text-align="left" fo:break-before="auto" fo:text-indent="0cm" fo:line-height="100%" fo:margin-top="0cm" style:writing-mode="lr-tb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14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14_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47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14_1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1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2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4_3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P15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15_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3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47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15_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5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8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8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8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8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8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8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8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8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8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8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9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9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9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9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9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9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9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9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9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9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0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0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0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0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0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0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0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0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0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0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31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15_1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5_1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P16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16_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P17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17_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9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17_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13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17_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2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2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2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2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3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3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3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3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3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3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3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3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3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39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17_4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4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4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4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4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4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4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4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4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4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5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5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5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5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5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5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56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17_5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5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5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6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6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6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6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6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6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6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6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6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6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7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7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7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7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7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7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7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7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7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17_7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P18" style:family="paragraph" style:parent-style-name="Standard">
      <style:paragraph-properties fo:text-align="left" fo:break-before="auto" fo:text-indent="0cm" fo:line-height="100%" fo:margin-top="0cm" style:writing-mode="lr-tb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19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19_1" style:family="text">
      <style:text-properties fo:color="#000000" style:font-name="Liberation Serif" fo:font-size="12pt" style:font-name-asian="Liberation Serif" style:font-size-asian="12pt" style:font-name-complex="Liberation Serif" style:font-size-complex="12pt" fo:font-weight="bold" style:font-weight-asian="bold" style:font-weight-complex="bold"/>
    </style:style>
    <style:style style:name="T19_2" style:family="text">
      <style:text-properties fo:color="#000000" style:font-name="Liberation Serif" fo:font-size="12pt" style:font-name-asian="Liberation Serif" style:font-size-asian="12pt" style:font-name-complex="Liberation Serif" style:font-size-complex="12pt" fo:font-weight="bold" style:font-weight-asian="bold" style:font-weight-complex="bold"/>
    </style:style>
    <style:style style:name="P20" style:family="paragraph" style:parent-style-name="Standard">
      <style:paragraph-properties fo:text-align="left" fo:break-before="auto" fo:text-indent="0cm" fo:line-height="100%" fo:margin-top="0cm" style:writing-mode="lr-tb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1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21_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18" style:family="text"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T21_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1_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P22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22_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1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1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1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1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1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1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16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17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18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19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20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2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22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23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24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T22_25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P23" style:family="paragraph" style:parent-style-name="Standard">
      <style:paragraph-properties fo:text-align="left" fo:break-before="auto" fo:text-indent="0cm" fo:line-height="100%" fo:margin-top="0cm" style:writing-mode="lr-tb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4" style:family="paragraph" style:parent-style-name="Standard">
      <style:paragraph-properties fo:text-align="left" fo:break-before="auto" fo:text-indent="0cm" fo:line-height="100%" fo:margin-top="0cm" style:writing-mode="lr-tb"/>
    </style:style>
    <style:style style:name="T24_1" style:family="text"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P25" style:family="paragraph" style:parent-style-name="Standard">
      <style:paragraph-properties fo:text-align="left" fo:break-before="auto" fo:text-indent="0cm" fo:line-height="100%" fo:margin-top="0cm" style:writing-mode="lr-tb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style:writing-mode="lr-tb"/>
      <style:text-properties style:font-name="Liberation Serif" fo:font-size="12pt" style:font-name-asian="Liberation Serif" style:font-size-asian="12pt" style:font-name-complex="Liberation Serif" style:font-size-complex="12pt"/>
    </style:style>
  </office:automatic-styles>
  <office:body>
    <office:text>
      <text:p text:style-name="P1"><text:span text:style-name="T1_1">New</text:span><text:span text:style-name="T1_2"><text:s/></text:span><text:span text:style-name="T1_3">Monitor</text:span><text:span text:style-name="T1_4"><text:s/></text:span><text:span text:style-name="T1_5">and</text:span><text:span text:style-name="T1_6"><text:s/></text:span><text:span text:style-name="T1_7">Control</text:span><text:span text:style-name="T1_8"><text:s/></text:span><text:span text:style-name="T1_9">System</text:span><text:span text:style-name="T1_10"><text:s/></text:span><text:span text:style-name="T1_11">for</text:span><text:span text:style-name="T1_12"><text:s/></text:span><text:span text:style-name="T1_13">the</text:span><text:span text:style-name="T1_14"><text:s/></text:span><text:span text:style-name="T1_15">GMRT</text:span><text:span text:style-name="T1_16"><text:s/></text:span></text:p>
      <text:p text:style-name="P2"><text:span text:style-name="T2_1">Raj</text:span><text:span text:style-name="T2_2">u</text:span><text:span text:style-name="T2_3"><text:s/></text:span><text:span text:style-name="T2_4">Uprade</text:span><text:span text:style-name="T2_5">1</text:span><text:span text:style-name="T2_6">,<text:s/></text:span><text:span text:style-name="T2_7">Naresh</text:span><text:span text:style-name="T2_8"><text:s/></text:span><text:span text:style-name="T2_9">Sisodia</text:span><text:span text:style-name="T2_10">1</text:span><text:span text:style-name="T2_11">,<text:s/></text:span><text:span text:style-name="T2_12">Charudatta</text:span><text:span text:style-name="T2_13"><text:s/></text:span><text:span text:style-name="T2_14">Kanade</text:span><text:span text:style-name="T2_15">1,</text:span><text:span text:style-name="T2_16">,<text:s/></text:span><text:span text:style-name="T2_17">Jitendra</text:span><text:span text:style-name="T2_18"><text:s/></text:span><text:span text:style-name="T2_19">Kodilkar</text:span><text:span text:style-name="T2_20">1</text:span><text:span text:style-name="T2_21">,<text:s/></text:span><text:span text:style-name="T2_22">S</text:span><text:span text:style-name="T2_23">.<text:s/></text:span><text:span text:style-name="T2_24">Nayak</text:span><text:span text:style-name="T2_25">1</text:span><text:span text:style-name="T2_26">,<text:s/></text:span><text:span text:style-name="T2_27">Nimisha</text:span><text:span text:style-name="T2_28"><text:s/></text:span><text:span text:style-name="T2_29">Kanatharia</text:span><text:span text:style-name="T2_30">1</text:span><text:span text:style-name="T2_31"><text:s/></text:span><text:span text:style-name="T2_32">and</text:span><text:span text:style-name="T2_33"><text:s/></text:span><text:span text:style-name="T2_34">Y</text:span><text:span text:style-name="T2_35">.<text:s/></text:span><text:span text:style-name="T2_36">Gupta</text:span><text:span text:style-name="T2_37">1</text:span></text:p>
      <text:p text:style-name="P3"><text:span text:style-name="T3_1">1<text:s/></text:span><text:span text:style-name="T3_2">NCRA</text:span><text:span text:style-name="T3_3">-</text:span><text:span text:style-name="T3_4">TIFR</text:span><text:span text:style-name="T3_5">,<text:s/></text:span><text:span text:style-name="T3_6">Post</text:span><text:span text:style-name="T3_7"><text:s/></text:span><text:span text:style-name="T3_8">Bag</text:span><text:span text:style-name="T3_9"><text:s/>3,<text:s/></text:span><text:span text:style-name="T3_10">Ganeshkhind</text:span><text:span text:style-name="T3_11">,<text:s/></text:span><text:span text:style-name="T3_12">Pune</text:span><text:span text:style-name="T3_13"><text:s/>411007,<text:s/></text:span><text:span text:style-name="T3_14">Maharashtra</text:span><text:span text:style-name="T3_15">,<text:s/></text:span><text:span text:style-name="T3_16">India</text:span></text:p>
      <text:p text:style-name="P4"/>
      <text:p text:style-name="P5"><text:span text:style-name="T5_1">(</text:span><text:span text:style-name="T5_2">rajsingh</text:span><text:span text:style-name="T5_3">,</text:span><text:span text:style-name="T5_4">naresh</text:span><text:span text:style-name="T5_5">,</text:span><text:span text:style-name="T5_6">cpk</text:span><text:span text:style-name="T5_7">,</text:span><text:span text:style-name="T5_8">jitendra</text:span><text:span text:style-name="T5_9">,</text:span><text:span text:style-name="T5_10">nayak</text:span><text:span text:style-name="T5_11">,</text:span><text:span text:style-name="T5_12">ngk</text:span><text:span text:style-name="T5_13">,</text:span><text:span text:style-name="T5_14">ygupta</text:span><text:span text:style-name="T5_15">@</text:span><text:span text:style-name="T5_16">ncra</text:span><text:span text:style-name="T5_17">.</text:span><text:span text:style-name="T5_18">tifr</text:span><text:span text:style-name="T5_19">.</text:span><text:span text:style-name="T5_20">res</text:span><text:span text:style-name="T5_21">.</text:span><text:span text:style-name="T5_22">in</text:span><text:span text:style-name="T5_23">)</text:span></text:p>
      <text:p text:style-name="P6"/>
      <text:p text:style-name="P7"/>
      <text:p text:style-name="P8"><text:span text:style-name="T8_1">The</text:span><text:span text:style-name="T8_2"><text:s/></text:span><text:span text:style-name="T8_3">Giant</text:span><text:span text:style-name="T8_4"><text:s/></text:span><text:span text:style-name="T8_5">Meterwave</text:span><text:span text:style-name="T8_6"><text:s/></text:span><text:span text:style-name="T8_7">Radio</text:span><text:span text:style-name="T8_8"><text:s/></text:span><text:span text:style-name="T8_9">Telescope</text:span><text:span text:style-name="T8_10"><text:s/>(</text:span><text:span text:style-name="T8_11">GMRT</text:span><text:span text:style-name="T8_12">)<text:s/></text:span><text:span text:style-name="T8_13">is</text:span><text:span text:style-name="T8_14"><text:s/></text:span><text:span text:style-name="T8_15">being</text:span><text:span text:style-name="T8_16"><text:s/></text:span><text:span text:style-name="T8_17">upgraded</text:span><text:span text:style-name="T8_18"><text:s/></text:span><text:span text:style-name="T8_19">to</text:span><text:span text:style-name="T8_20"><text:s/></text:span><text:span text:style-name="T8_21">allow</text:span><text:span text:style-name="T8_22"><text:s/></text:span><text:span text:style-name="T8_23">wide</text:span><text:span text:style-name="T8_24">-</text:span><text:span text:style-name="T8_25">band</text:span><text:span text:style-name="T8_26"><text:s/></text:span><text:span text:style-name="T8_27">frequency</text:span><text:span text:style-name="T8_28"><text:s/></text:span><text:span text:style-name="T8_29">observation</text:span><text:span text:style-name="T8_30"><text:s/></text:span><text:span text:style-name="T8_31">in</text:span><text:span text:style-name="T8_32"><text:s/></text:span><text:span text:style-name="T8_33">a</text:span><text:span text:style-name="T8_34"><text:s/></text:span><text:span text:style-name="T8_35">seamless</text:span><text:span text:style-name="T8_36"><text:s/></text:span><text:span text:style-name="T8_37">frequency</text:span><text:span text:style-name="T8_38"><text:s/></text:span><text:span text:style-name="T8_39">coverage</text:span><text:span text:style-name="T8_40"><text:s/></text:span><text:span text:style-name="T8_41">from</text:span><text:span text:style-name="T8_42"><text:s/>150<text:s/></text:span><text:span text:style-name="T8_43">to</text:span><text:span text:style-name="T8_44"><text:s/>1500<text:s/></text:span><text:span text:style-name="T8_45">M</text:span><text:span text:style-name="T8_46">H</text:span><text:span text:style-name="T8_47">z</text:span><text:span text:style-name="T8_48"><text:s/></text:span><text:span text:style-name="T8_49">along</text:span><text:span text:style-name="T8_50"><text:s/></text:span><text:span text:style-name="T8_51">with</text:span><text:span text:style-name="T8_52"><text:s/></text:span><text:span text:style-name="T8_53">the</text:span><text:span text:style-name="T8_54"><text:s/></text:span><text:span text:style-name="T8_55">modern</text:span><text:span text:style-name="T8_56"><text:s/></text:span><text:span text:style-name="T8_57">servo</text:span><text:span text:style-name="T8_58"><text:s/></text:span><text:span text:style-name="T8_59">systems</text:span><text:span text:style-name="T8_60"><text:s/></text:span><text:span text:style-name="T8_61">for</text:span><text:span text:style-name="T8_62"><text:s/></text:span><text:span text:style-name="T8_63">antennas</text:span><text:span text:style-name="T8_64"><text:s/></text:span><text:span text:style-name="T8_65">and</text:span><text:span text:style-name="T8_66"><text:s/></text:span><text:span text:style-name="T8_67">feeds</text:span><text:span text:style-name="T8_68">.<text:s/></text:span><text:span text:style-name="T8_69">To</text:span><text:span text:style-name="T8_70"><text:s/></text:span><text:span text:style-name="T8_71">control</text:span><text:span text:style-name="T8_72"><text:s/></text:span><text:span text:style-name="T8_73">and</text:span><text:span text:style-name="T8_74"><text:s/></text:span><text:span text:style-name="T8_75">coordinate</text:span><text:span text:style-name="T8_76"><text:s/></text:span><text:span text:style-name="T8_77">the</text:span><text:span text:style-name="T8_78"><text:s/></text:span><text:span text:style-name="T8_79">newly</text:span><text:span text:style-name="T8_80"><text:s/></text:span><text:span text:style-name="T8_81">upgraded</text:span><text:span text:style-name="T8_82"><text:s/></text:span><text:span text:style-name="T8_83">GMRT</text:span><text:span text:style-name="T8_84"><text:s/></text:span><text:span text:style-name="T8_85">systems</text:span><text:span text:style-name="T8_86"><text:s/></text:span><text:span text:style-name="T8_87">for</text:span><text:span text:style-name="T8_88"><text:s/></text:span><text:span text:style-name="T8_89">performing</text:span><text:span text:style-name="T8_90"><text:s/></text:span><text:span text:style-name="T8_91">astronomical</text:span><text:span text:style-name="T8_92"><text:s/></text:span><text:span text:style-name="T8_93">observations</text:span><text:span text:style-name="T8_94">,<text:s/></text:span><text:span text:style-name="T8_95">the</text:span><text:span text:style-name="T8_96"><text:s/></text:span><text:span text:style-name="T8_97">new</text:span><text:span text:style-name="T8_98"><text:s/></text:span><text:span text:style-name="T8_99">GMRT</text:span><text:span text:style-name="T8_100"><text:s/></text:span><text:span text:style-name="T8_101">Monitor</text:span><text:span text:style-name="T8_102"><text:s/></text:span><text:span text:style-name="T8_103">and</text:span><text:span text:style-name="T8_104"><text:s/></text:span><text:span text:style-name="T8_105">Control</text:span><text:span text:style-name="T8_106"><text:s/>(</text:span><text:span text:style-name="T8_107">M</text:span><text:span text:style-name="T8_108">&amp;</text:span><text:span text:style-name="T8_109">C</text:span><text:span text:style-name="T8_110">)<text:s/></text:span><text:span text:style-name="T8_111">system</text:span><text:span text:style-name="T8_112"><text:s/></text:span><text:span text:style-name="T8_113">is</text:span><text:span text:style-name="T8_114"><text:s/></text:span><text:span text:style-name="T8_115">being</text:span><text:span text:style-name="T8_116"><text:s/></text:span><text:span text:style-name="T8_117">developed</text:span><text:span text:style-name="T8_118">.<text:s/></text:span><text:span text:style-name="T8_119">The</text:span><text:span text:style-name="T8_120"><text:s/></text:span><text:span text:style-name="T8_121">new</text:span><text:span text:style-name="T8_122"><text:s/></text:span><text:span text:style-name="T8_123">M</text:span><text:span text:style-name="T8_124">&amp;</text:span><text:span text:style-name="T8_125">C</text:span><text:span text:style-name="T8_126"><text:s/></text:span><text:span text:style-name="T8_127">system</text:span><text:span text:style-name="T8_128"><text:s/></text:span><text:span text:style-name="T8_129">has</text:span><text:span text:style-name="T8_130"><text:s/></text:span><text:span text:style-name="T8_131">a</text:span><text:span text:style-name="T8_132"><text:s/></text:span><text:span text:style-name="T8_133">modern</text:span><text:span text:style-name="T8_134"><text:s/></text:span><text:span text:style-name="T8_135">hardware</text:span><text:span text:style-name="T8_136"><text:s/></text:span><text:span text:style-name="T8_137">and</text:span><text:span text:style-name="T8_138"><text:s/></text:span><text:span text:style-name="T8_139">software</text:span><text:span text:style-name="T8_140"><text:s/></text:span><text:span text:style-name="T8_141">architectural</text:span><text:span text:style-name="T8_142"><text:s/></text:span><text:span text:style-name="T8_143">features</text:span><text:span text:style-name="T8_144"><text:s/></text:span><text:span text:style-name="T8_145">as</text:span><text:span text:style-name="T8_146"><text:s/></text:span><text:span text:style-name="T8_147">compare</text:span><text:span text:style-name="T8_148"><text:s/></text:span><text:span text:style-name="T8_149">to</text:span><text:span text:style-name="T8_150"><text:s/></text:span><text:span text:style-name="T8_151">the</text:span><text:span text:style-name="T8_152"><text:s/></text:span><text:span text:style-name="T8_153">existing</text:span><text:span text:style-name="T8_154"><text:s/></text:span><text:span text:style-name="T8_155">GMRT</text:span><text:span text:style-name="T8_156"><text:s/></text:span><text:span text:style-name="T8_157">control</text:span><text:span text:style-name="T8_158"><text:s/></text:span><text:span text:style-name="T8_159">system</text:span><text:span text:style-name="T8_160">.<text:s/></text:span><text:span text:style-name="T8_161">The</text:span><text:span text:style-name="T8_162"><text:s/></text:span><text:span text:style-name="T8_163">high</text:span><text:span text:style-name="T8_164"><text:s/></text:span><text:span text:style-name="T8_165">end</text:span><text:span text:style-name="T8_166"><text:s/></text:span><text:span text:style-name="T8_167">server</text:span><text:span text:style-name="T8_168"><text:s/></text:span><text:span text:style-name="T8_169">class</text:span><text:span text:style-name="T8_170"><text:s/></text:span><text:span text:style-name="T8_171">machines</text:span><text:span text:style-name="T8_172"><text:s/></text:span><text:span text:style-name="T8_173">in</text:span><text:span text:style-name="T8_174"><text:s/></text:span><text:span text:style-name="T8_175">the</text:span><text:span text:style-name="T8_176"><text:s/></text:span><text:span text:style-name="T8_177">Central</text:span><text:span text:style-name="T8_178"><text:s/></text:span><text:span text:style-name="T8_179">Electronics</text:span><text:span text:style-name="T8_180"><text:s/></text:span><text:span text:style-name="T8_181">Building</text:span><text:span text:style-name="T8_182"><text:s/>(</text:span><text:span text:style-name="T8_183">CEB</text:span><text:span text:style-name="T8_184">)<text:s/></text:span><text:span text:style-name="T8_185">are</text:span><text:span text:style-name="T8_186"><text:s/></text:span><text:span text:style-name="T8_187">used</text:span><text:span text:style-name="T8_188"><text:s/></text:span><text:span text:style-name="T8_189">to</text:span><text:span text:style-name="T8_190"><text:s/></text:span><text:span text:style-name="T8_191">run</text:span><text:span text:style-name="T8_192"><text:s/></text:span><text:span text:style-name="T8_193">the</text:span><text:span text:style-name="T8_194"><text:s/></text:span><text:span text:style-name="T8_195">central</text:span><text:span text:style-name="T8_196"><text:s/></text:span><text:span text:style-name="T8_197">supervisory</text:span><text:span text:style-name="T8_198"><text:s/></text:span><text:span text:style-name="T8_199">M</text:span><text:span text:style-name="T8_200">&amp;</text:span><text:span text:style-name="T8_201">C</text:span><text:span text:style-name="T8_202"><text:s/></text:span><text:span text:style-name="T8_203">system</text:span><text:span text:style-name="T8_204">,<text:s/></text:span><text:span text:style-name="T8_205">which</text:span><text:span text:style-name="T8_206"><text:s/></text:span><text:span text:style-name="T8_207">communicates</text:span><text:span text:style-name="T8_208"><text:s/></text:span><text:span text:style-name="T8_209">to</text:span><text:span text:style-name="T8_210"><text:s/></text:span><text:span text:style-name="T8_211">all</text:span><text:span text:style-name="T8_212"><text:s/></text:span><text:span text:style-name="T8_213">thirty</text:span><text:span text:style-name="T8_214"><text:s/></text:span><text:span text:style-name="T8_215">antennas</text:span><text:span text:style-name="T8_216"><text:s/></text:span><text:span text:style-name="T8_217">spread</text:span><text:span text:style-name="T8_218"><text:s/></text:span><text:span text:style-name="T8_219">over</text:span><text:span text:style-name="T8_220"><text:s/></text:span><text:span text:style-name="T8_221">a</text:span><text:span text:style-name="T8_222"><text:s/></text:span><text:span text:style-name="T8_223">radial</text:span><text:span text:style-name="T8_224"><text:s/></text:span><text:span text:style-name="T8_225">distance</text:span><text:span text:style-name="T8_226"><text:s/></text:span><text:span text:style-name="T8_227">about</text:span><text:span text:style-name="T8_228"><text:s/>~<text:s/>15<text:s/></text:span><text:span text:style-name="T8_229">km</text:span><text:span text:style-name="T8_230"><text:s/></text:span><text:span text:style-name="T8_231">using</text:span><text:span text:style-name="T8_232"><text:s/></text:span><text:span text:style-name="T8_233">a</text:span><text:span text:style-name="T8_234"><text:s/></text:span><text:span text:style-name="T8_235">dedicated</text:span><text:span text:style-name="T8_236"><text:s/></text:span><text:span text:style-name="T8_237">Ethernet</text:span><text:span text:style-name="T8_238">/</text:span><text:span text:style-name="T8_239">Optical</text:span><text:span text:style-name="T8_240">-</text:span><text:span text:style-name="T8_241">Fiber</text:span><text:span text:style-name="T8_242"><text:s/></text:span><text:span text:style-name="T8_243">link</text:span><text:span text:style-name="T8_244"><text:s/></text:span><text:span text:style-name="T8_245">at</text:span><text:span text:style-name="T8_246"><text:s/>1<text:s/></text:span><text:span text:style-name="T8_247">Gbps</text:span><text:span text:style-name="T8_248">.<text:s text:c="2"/></text:span><text:span text:style-name="T8_249">The</text:span><text:span text:style-name="T8_250"><text:s/></text:span><text:span text:style-name="T8_251">new</text:span><text:span text:style-name="T8_252"><text:s/></text:span><text:span text:style-name="T8_253">Monitor</text:span><text:span text:style-name="T8_254"><text:s/></text:span><text:span text:style-name="T8_255">and</text:span><text:span text:style-name="T8_256"><text:s/></text:span><text:span text:style-name="T8_257">Control</text:span><text:span text:style-name="T8_258"><text:s/></text:span><text:span text:style-name="T8_259">Modules</text:span><text:span text:style-name="T8_260"><text:s/>(</text:span><text:span text:style-name="T8_261">MCM</text:span><text:span text:style-name="T8_262">)<text:s/></text:span><text:span text:style-name="T8_263">developed</text:span><text:span text:style-name="T8_264"><text:s/></text:span><text:span text:style-name="T8_265">based</text:span><text:span text:style-name="T8_266"><text:s/></text:span><text:span text:style-name="T8_267">on</text:span><text:span text:style-name="T8_268"><text:s/></text:span><text:span text:style-name="T8_269">Rabbit</text:span><text:span text:style-name="T8_270"><text:s/></text:span><text:span text:style-name="T8_271">RCM</text:span><text:span text:style-name="T8_272"><text:s/>4300<text:s/></text:span><text:span text:style-name="T8_273">micro</text:span><text:span text:style-name="T8_274">-</text:span><text:span text:style-name="T8_275">controller</text:span><text:span text:style-name="T8_276"><text:s/></text:span><text:span text:style-name="T8_277">are</text:span><text:span text:style-name="T8_278"><text:s/></text:span><text:span text:style-name="T8_279">used</text:span><text:span text:style-name="T8_280"><text:s/></text:span><text:span text:style-name="T8_281">to</text:span><text:span text:style-name="T8_282"><text:s/></text:span><text:span text:style-name="T8_283">tune</text:span><text:span text:style-name="T8_284"><text:s/></text:span><text:span text:style-name="T8_285">the</text:span><text:span text:style-name="T8_286"><text:s/></text:span><text:span text:style-name="T8_287">RF</text:span><text:span text:style-name="T8_288"><text:s/></text:span><text:span text:style-name="T8_289">signal</text:span><text:span text:style-name="T8_290"><text:s/></text:span><text:span text:style-name="T8_291">receiver</text:span><text:span text:style-name="T8_292"><text:s/></text:span><text:span text:style-name="T8_293">chain</text:span><text:span text:style-name="T8_294"><text:s/></text:span><text:span text:style-name="T8_295">systems</text:span><text:span text:style-name="T8_296"><text:s/></text:span><text:span text:style-name="T8_297">like</text:span><text:span text:style-name="T8_298"><text:s/></text:span><text:span text:style-name="T8_299">Front</text:span><text:span text:style-name="T8_300">-</text:span><text:span text:style-name="T8_301">end</text:span><text:span text:style-name="T8_302">,<text:s/></text:span><text:span text:style-name="T8_303">signal</text:span><text:span text:style-name="T8_304"><text:s/></text:span><text:span text:style-name="T8_305">conditioning</text:span><text:span text:style-name="T8_306"><text:s/></text:span><text:span text:style-name="T8_307">and</text:span><text:span text:style-name="T8_308"><text:s/></text:span><text:span text:style-name="T8_309">Analog</text:span><text:span text:style-name="T8_310">-</text:span><text:span text:style-name="T8_311">backend</text:span><text:span text:style-name="T8_312">.<text:s/></text:span><text:span text:style-name="T8_313">Rabbit</text:span><text:span text:style-name="T8_314"><text:s/></text:span><text:span text:style-name="T8_315">processor</text:span><text:span text:style-name="T8_316"><text:s/></text:span><text:span text:style-name="T8_317">support</text:span><text:span text:style-name="T8_318"><text:s/>1<text:s/></text:span><text:span text:style-name="T8_319">GB</text:span><text:span text:style-name="T8_320"><text:s/></text:span><text:span text:style-name="T8_321">miniSD</text:span><text:span text:style-name="T8_322"><text:s/></text:span><text:span text:style-name="T8_323">memory</text:span><text:span text:style-name="T8_324"><text:s/></text:span><text:span text:style-name="T8_325">card</text:span><text:span text:style-name="T8_326">,<text:s/>10/100</text:span><text:span text:style-name="T8_327">T</text:span><text:span text:style-name="T8_328"><text:s/></text:span><text:span text:style-name="T8_329">base</text:span><text:span text:style-name="T8_330"><text:s/></text:span><text:span text:style-name="T8_331">Ethernet</text:span><text:span text:style-name="T8_332"><text:s/></text:span><text:span text:style-name="T8_333">port</text:span><text:span text:style-name="T8_334"><text:s/></text:span><text:span text:style-name="T8_335">for</text:span><text:span text:style-name="T8_336"><text:s/></text:span><text:span text:style-name="T8_337">the</text:span><text:span text:style-name="T8_338"><text:s/></text:span><text:span text:style-name="T8_339">communication</text:span><text:span text:style-name="T8_340"><text:s/></text:span><text:span text:style-name="T8_341">along</text:span><text:span text:style-name="T8_342"><text:s/></text:span><text:span text:style-name="T8_343">with</text:span><text:span text:style-name="T8_344"><text:s/></text:span><text:span text:style-name="T8_345">a</text:span><text:span text:style-name="T8_346"><text:s/></text:span><text:span text:style-name="T8_347">configurable</text:span><text:span text:style-name="T8_348"><text:s/>32<text:s/></text:span><text:span text:style-name="T8_349">bit</text:span><text:span text:style-name="T8_350"><text:s/></text:span><text:span text:style-name="T8_351">TTL</text:span><text:span text:style-name="T8_352"><text:s/></text:span><text:span text:style-name="T8_353">control</text:span><text:span text:style-name="T8_354"><text:s/></text:span><text:span text:style-name="T8_355">and</text:span><text:span text:style-name="T8_356"><text:s/>64<text:s/></text:span><text:span text:style-name="T8_357">analog</text:span><text:span text:style-name="T8_358"><text:s/></text:span><text:span text:style-name="T8_359">channels</text:span><text:span text:style-name="T8_360"><text:s/></text:span><text:span text:style-name="T8_361">inputs</text:span><text:span text:style-name="T8_362"><text:s/></text:span><text:span text:style-name="T8_363">to</text:span><text:span text:style-name="T8_364"><text:s/></text:span><text:span text:style-name="T8_365">monitor</text:span><text:span text:style-name="T8_366">.<text:s/></text:span><text:span text:style-name="T8_367">Dynamic</text:span><text:span text:style-name="T8_368"><text:s/></text:span><text:span text:style-name="T8_369">C</text:span><text:span text:style-name="T8_370"><text:s/></text:span><text:span text:style-name="T8_371">Integrated</text:span><text:span text:style-name="T8_372"><text:s/></text:span><text:span text:style-name="T8_373">development</text:span><text:span text:style-name="T8_374"><text:s/></text:span><text:span text:style-name="T8_375">environment</text:span><text:span text:style-name="T8_376"><text:s/></text:span><text:span text:style-name="T8_377">support</text:span><text:span text:style-name="T8_378"><text:s/></text:span><text:span text:style-name="T8_379">provided</text:span><text:span text:style-name="T8_380"><text:s/></text:span><text:span text:style-name="T8_381">on</text:span><text:span text:style-name="T8_382"><text:s/></text:span><text:span text:style-name="T8_383">Rabbit</text:span><text:span text:style-name="T8_384"><text:s/></text:span><text:span text:style-name="T8_385">processor</text:span><text:span text:style-name="T8_386"><text:s/></text:span><text:span text:style-name="T8_387">is</text:span><text:span text:style-name="T8_388"><text:s/></text:span><text:span text:style-name="T8_389">used</text:span><text:span text:style-name="T8_390"><text:s/></text:span><text:span text:style-name="T8_391">to</text:span><text:span text:style-name="T8_392"><text:s/></text:span><text:span text:style-name="T8_393">develop</text:span><text:span text:style-name="T8_394"><text:s/></text:span><text:span text:style-name="T8_395">and</text:span><text:span text:style-name="T8_396"><text:s/></text:span><text:span text:style-name="T8_397">run</text:span><text:span text:style-name="T8_398"><text:s/></text:span><text:span text:style-name="T8_399">the</text:span><text:span text:style-name="T8_400"><text:s/></text:span><text:span text:style-name="T8_401">embedded</text:span><text:span text:style-name="T8_402"><text:s/></text:span><text:span text:style-name="T8_403">control</text:span><text:span text:style-name="T8_404"><text:s/></text:span><text:span text:style-name="T8_405">software</text:span><text:span text:style-name="T8_406">.<text:s/></text:span><text:span text:style-name="T8_407">This</text:span><text:span text:style-name="T8_408"><text:s/></text:span><text:span text:style-name="T8_409">software</text:span><text:span text:style-name="T8_410"><text:s/></text:span><text:span text:style-name="T8_411">handles</text:span><text:span text:style-name="T8_412"><text:s/></text:span><text:span text:style-name="T8_413">low</text:span><text:span text:style-name="T8_414"><text:s/></text:span><text:span text:style-name="T8_415">level</text:span><text:span text:style-name="T8_416"><text:s/></text:span><text:span text:style-name="T8_417">M</text:span><text:span text:style-name="T8_418">&amp;</text:span><text:span text:style-name="T8_419">C</text:span><text:span text:style-name="T8_420"><text:s/></text:span><text:span text:style-name="T8_421">functionalities</text:span><text:span text:style-name="T8_422"><text:s/></text:span><text:span text:style-name="T8_423">like</text:span><text:span text:style-name="T8_424"><text:s/></text:span><text:span text:style-name="T8_425">implementation</text:span><text:span text:style-name="T8_426"><text:s/></text:span><text:span text:style-name="T8_427">of</text:span><text:span text:style-name="T8_428"><text:s/></text:span><text:span text:style-name="T8_429">control</text:span><text:span text:style-name="T8_430"><text:s/></text:span><text:span text:style-name="T8_431">logic</text:span><text:span text:style-name="T8_432">,<text:s/></text:span><text:span text:style-name="T8_433">monitoring</text:span><text:span text:style-name="T8_434"><text:s/></text:span><text:span text:style-name="T8_435">interpretation</text:span><text:span text:style-name="T8_436"><text:s/></text:span><text:span text:style-name="T8_437">and</text:span><text:span text:style-name="T8_438"><text:s/></text:span><text:span text:style-name="T8_439">safety</text:span><text:span text:style-name="T8_440"><text:s/></text:span><text:span text:style-name="T8_441">of</text:span><text:span text:style-name="T8_442"><text:s/></text:span><text:span text:style-name="T8_443">the</text:span><text:span text:style-name="T8_444"><text:s/></text:span><text:span text:style-name="T8_445">instrument</text:span><text:span text:style-name="T8_446">.<text:s/></text:span><text:span text:style-name="T8_447">Similarly</text:span><text:span text:style-name="T8_448">,<text:s/></text:span><text:span text:style-name="T8_449">servo</text:span><text:span text:style-name="T8_450"><text:s/></text:span><text:span text:style-name="T8_451">system</text:span><text:span text:style-name="T8_452"><text:s/></text:span><text:span text:style-name="T8_453">of</text:span><text:span text:style-name="T8_454"><text:s/></text:span><text:span text:style-name="T8_455">antenna</text:span><text:span text:style-name="T8_456"><text:s/></text:span><text:span text:style-name="T8_457">and</text:span><text:span text:style-name="T8_458"><text:s/></text:span><text:span text:style-name="T8_459">Feed</text:span><text:span text:style-name="T8_460">-</text:span><text:span text:style-name="T8_461">Positioning</text:span><text:span text:style-name="T8_462"><text:s/></text:span><text:span text:style-name="T8_463">System</text:span><text:span text:style-name="T8_464"><text:s/></text:span><text:span text:style-name="T8_465">plan</text:span><text:span text:style-name="T8_466"><text:s/></text:span><text:span text:style-name="T8_467">to</text:span><text:span text:style-name="T8_468"><text:s/></text:span><text:span text:style-name="T8_469">be</text:span><text:span text:style-name="T8_470"><text:s/></text:span><text:span text:style-name="T8_471">controlled</text:span><text:span text:style-name="T8_472"><text:s/></text:span><text:span text:style-name="T8_473">by</text:span><text:span text:style-name="T8_474"><text:s/></text:span><text:span text:style-name="T8_475">PC</text:span><text:span text:style-name="T8_476">104<text:s/></text:span><text:span text:style-name="T8_477">embedded</text:span><text:span text:style-name="T8_478"><text:s/></text:span><text:span text:style-name="T8_479">computer</text:span><text:span text:style-name="T8_480"><text:s/></text:span><text:span text:style-name="T8_481">with</text:span><text:span text:style-name="T8_482"><text:s/></text:span><text:span text:style-name="T8_483">lightweight</text:span><text:span text:style-name="T8_484"><text:s/></text:span><text:span text:style-name="T8_485">Puppy</text:span><text:span text:style-name="T8_486"><text:s/></text:span><text:span text:style-name="T8_487">Linux</text:span><text:span text:style-name="T8_488"><text:s/></text:span><text:span text:style-name="T8_489">OS</text:span><text:span text:style-name="T8_490">.<text:s/></text:span><text:span text:style-name="T8_491">The</text:span><text:span text:style-name="T8_492"><text:s/></text:span><text:span text:style-name="T8_493">M</text:span><text:span text:style-name="T8_494">&amp;</text:span><text:span text:style-name="T8_495">C</text:span><text:span text:style-name="T8_496"><text:s/></text:span><text:span text:style-name="T8_497">system</text:span><text:span text:style-name="T8_498"><text:s/></text:span><text:span text:style-name="T8_499">will</text:span><text:span text:style-name="T8_500"><text:s/></text:span><text:span text:style-name="T8_501">thus</text:span><text:span text:style-name="T8_502"><text:s/></text:span><text:span text:style-name="T8_503">coordinate</text:span><text:span text:style-name="T8_504"><text:s/></text:span><text:span text:style-name="T8_505">and</text:span><text:span text:style-name="T8_506"><text:s/></text:span><text:span text:style-name="T8_507">remotely</text:span><text:span text:style-name="T8_508"><text:s/></text:span><text:span text:style-name="T8_509">control</text:span><text:span text:style-name="T8_510"><text:s/></text:span><text:span text:style-name="T8_511">all</text:span><text:span text:style-name="T8_512"><text:s/></text:span><text:span text:style-name="T8_513">thirty</text:span><text:span text:style-name="T8_514"><text:s/></text:span><text:span text:style-name="T8_515">antennas</text:span><text:span text:style-name="T8_516">,<text:s/></text:span><text:span text:style-name="T8_517">which</text:span><text:span text:style-name="T8_518"><text:s/></text:span><text:span text:style-name="T8_519">includes</text:span><text:span text:style-name="T8_520"><text:s/></text:span><text:span text:style-name="T8_521">total</text:span><text:span text:style-name="T8_522"><text:s/>180<text:s/></text:span><text:span text:style-name="T8_523">sub</text:span><text:span text:style-name="T8_524">-</text:span><text:span text:style-name="T8_525">systems</text:span><text:span text:style-name="T8_526"><text:s/></text:span><text:span text:style-name="T8_527">using</text:span><text:span text:style-name="T8_528"><text:s/></text:span><text:span text:style-name="T8_529">the</text:span><text:span text:style-name="T8_530"><text:s/></text:span><text:span text:style-name="T8_531">IP</text:span><text:span text:style-name="T8_532"><text:s/></text:span><text:span text:style-name="T8_533">based</text:span><text:span text:style-name="T8_534"><text:s/></text:span><text:span text:style-name="T8_535">interface</text:span><text:span text:style-name="T8_536">.<text:s/></text:span></text:p>
      <text:p text:style-name="P9"/>
      <text:p text:style-name="P10"><text:span text:style-name="T10_1"><text:tab/></text:span><text:span text:style-name="T10_2">The</text:span><text:span text:style-name="T10_3"><text:s/></text:span><text:span text:style-name="T10_4">new</text:span><text:span text:style-name="T10_5"><text:s/></text:span><text:span text:style-name="T10_6">M</text:span><text:span text:style-name="T10_7">&amp;</text:span><text:span text:style-name="T10_8">C</text:span><text:span text:style-name="T10_9"><text:s/></text:span><text:span text:style-name="T10_10">system</text:span><text:span text:style-name="T10_11"><text:s/></text:span><text:span text:style-name="T10_12">software</text:span><text:span text:style-name="T10_13"><text:s/></text:span><text:span text:style-name="T10_14">called</text:span><text:span text:style-name="T10_15"><text:s/></text:span><text:span text:style-name="T10_16">ONLINE</text:span><text:span text:style-name="T10_17"><text:s/></text:span><text:span text:style-name="T10_18">Version</text:span><text:span text:style-name="T10_19"><text:s/>2.0<text:s/>(</text:span><text:span text:style-name="T10_20">Online</text:span><text:span text:style-name="T10_21">_</text:span><text:span text:style-name="T10_22">V</text:span><text:span text:style-name="T10_23">2)<text:s/></text:span><text:span text:style-name="T10_24">developed</text:span><text:span text:style-name="T10_25"><text:s/></text:span><text:span text:style-name="T10_26">in</text:span><text:span text:style-name="T10_27">-</text:span><text:span text:style-name="T10_28">house</text:span><text:span text:style-name="T10_29"><text:s/></text:span><text:span text:style-name="T10_30">by</text:span><text:span text:style-name="T10_31"><text:s/></text:span><text:span text:style-name="T10_32">operation</text:span><text:span text:style-name="T10_33"><text:s/></text:span><text:span text:style-name="T10_34">group</text:span><text:span text:style-name="T10_35"><text:s/></text:span><text:span text:style-name="T10_36">member</text:span><text:span text:style-name="T10_37"><text:s/></text:span><text:span text:style-name="T10_38">is</text:span><text:span text:style-name="T10_39"><text:s/></text:span><text:span text:style-name="T10_40">in</text:span><text:span text:style-name="T10_41"><text:s/></text:span><text:span text:style-name="T10_42">testing</text:span><text:span text:style-name="T10_43"><text:s/></text:span><text:span text:style-name="T10_44">phase</text:span><text:span text:style-name="T10_45">.<text:s/></text:span><text:span text:style-name="T10_46">Online</text:span><text:span text:style-name="T10_47">-</text:span><text:span text:style-name="T10_48">V</text:span><text:span text:style-name="T10_49">2<text:s/></text:span><text:span text:style-name="T10_50">follow</text:span><text:span text:style-name="T10_51"><text:s/></text:span><text:span text:style-name="T10_52">client</text:span><text:span text:style-name="T10_53">-</text:span><text:span text:style-name="T10_54">server</text:span><text:span text:style-name="T10_55"><text:s/></text:span><text:span text:style-name="T10_56">software</text:span><text:span text:style-name="T10_57"><text:s/></text:span><text:span text:style-name="T10_58">architecture</text:span><text:span text:style-name="T10_59"><text:s/></text:span><text:span text:style-name="T10_60">and</text:span><text:span text:style-name="T10_61"><text:s/></text:span><text:span text:style-name="T10_62">design</text:span><text:span text:style-name="T10_63"><text:s/></text:span><text:span text:style-name="T10_64">is</text:span><text:span text:style-name="T10_65"><text:s/></text:span><text:span text:style-name="T10_66">based</text:span><text:span text:style-name="T10_67"><text:s/></text:span><text:span text:style-name="T10_68">on</text:span><text:span text:style-name="T10_69"><text:s/></text:span><text:span text:style-name="T10_70">the</text:span><text:span text:style-name="T10_71"><text:s/></text:span><text:span text:style-name="T10_72">TCP</text:span><text:span text:style-name="T10_73">/</text:span><text:span text:style-name="T10_74">IP</text:span><text:span text:style-name="T10_75"><text:s/></text:span><text:span text:style-name="T10_76">communication</text:span><text:span text:style-name="T10_77">.<text:s/></text:span><text:span text:style-name="T10_78">The</text:span><text:span text:style-name="T10_79"><text:s/></text:span><text:span text:style-name="T10_80">multi</text:span><text:span text:style-name="T10_81">-</text:span><text:span text:style-name="T10_82">threaded</text:span><text:span text:style-name="T10_83"><text:s/></text:span><text:span text:style-name="T10_84">M</text:span><text:span text:style-name="T10_85">&amp;</text:span><text:span text:style-name="T10_86">C</text:span><text:span text:style-name="T10_87"><text:s/></text:span><text:span text:style-name="T10_88">Application</text:span><text:span text:style-name="T10_89"><text:s/></text:span><text:span text:style-name="T10_90">server</text:span><text:span text:style-name="T10_91"><text:s/></text:span><text:span text:style-name="T10_92">program</text:span><text:span text:style-name="T10_93"><text:s/></text:span><text:span text:style-name="T10_94">developed</text:span><text:span text:style-name="T10_95"><text:s/></text:span><text:span text:style-name="T10_96">in</text:span><text:span text:style-name="T10_97"><text:s/></text:span><text:span text:style-name="T10_98">C</text:span><text:span text:style-name="T10_99"><text:s/></text:span><text:span text:style-name="T10_100">runs</text:span><text:span text:style-name="T10_101"><text:s/></text:span><text:span text:style-name="T10_102">under</text:span><text:span text:style-name="T10_103"><text:s/></text:span><text:span text:style-name="T10_104">Linux</text:span><text:span text:style-name="T10_105"><text:s/></text:span><text:span text:style-name="T10_106">operating</text:span><text:span text:style-name="T10_107"><text:s/></text:span><text:span text:style-name="T10_108">system</text:span><text:span text:style-name="T10_109">.<text:s/></text:span><text:span text:style-name="T10_110">The</text:span><text:span text:style-name="T10_111"><text:s/></text:span><text:span text:style-name="T10_112">number</text:span><text:span text:style-name="T10_113"><text:s/></text:span><text:span text:style-name="T10_114">of</text:span><text:span text:style-name="T10_115"><text:s/></text:span><text:span text:style-name="T10_116">clients</text:span><text:span text:style-name="T10_117"><text:s/></text:span><text:span text:style-name="T10_118">running</text:span><text:span text:style-name="T10_119"><text:s/></text:span><text:span text:style-name="T10_120">on</text:span><text:span text:style-name="T10_121"><text:s/></text:span><text:span text:style-name="T10_122">various</text:span><text:span text:style-name="T10_123"><text:s/></text:span><text:span text:style-name="T10_124">sub</text:span><text:span text:style-name="T10_125">-</text:span><text:span text:style-name="T10_126">systems</text:span><text:span text:style-name="T10_127"><text:s/></text:span><text:span text:style-name="T10_128">at</text:span><text:span text:style-name="T10_129"><text:s/></text:span><text:span text:style-name="T10_130">the</text:span><text:span text:style-name="T10_131"><text:s/></text:span><text:span text:style-name="T10_132">antenna</text:span><text:span text:style-name="T10_133"><text:s/></text:span><text:span text:style-name="T10_134">base</text:span><text:span text:style-name="T10_135"><text:s/></text:span><text:span text:style-name="T10_136">like</text:span><text:span text:style-name="T10_137"><text:s/></text:span><text:span text:style-name="T10_138">Front</text:span><text:span text:style-name="T10_139">-</text:span><text:span text:style-name="T10_140">end</text:span><text:span text:style-name="T10_141">,<text:s/></text:span><text:span text:style-name="T10_142">servo</text:span><text:span text:style-name="T10_143"><text:s/></text:span><text:span text:style-name="T10_144">and</text:span><text:span text:style-name="T10_145"><text:s/></text:span><text:span text:style-name="T10_146">Feed</text:span><text:span text:style-name="T10_147"><text:s/></text:span><text:span text:style-name="T10_148">Positioning</text:span><text:span text:style-name="T10_149"><text:s/></text:span><text:span text:style-name="T10_150">System</text:span><text:span text:style-name="T10_151"><text:s/></text:span><text:span text:style-name="T10_152">connects</text:span><text:span text:style-name="T10_153"><text:s/></text:span><text:span text:style-name="T10_154">to</text:span><text:span text:style-name="T10_155"><text:s/></text:span><text:span text:style-name="T10_156">the</text:span><text:span text:style-name="T10_157"><text:s/></text:span><text:span text:style-name="T10_158">M</text:span><text:span text:style-name="T10_159">&amp;</text:span><text:span text:style-name="T10_160">C</text:span><text:span text:style-name="T10_161"><text:s/></text:span><text:span text:style-name="T10_162">application</text:span><text:span text:style-name="T10_163"><text:s/></text:span><text:span text:style-name="T10_164">server</text:span><text:span text:style-name="T10_165"><text:s/></text:span><text:span text:style-name="T10_166">via</text:span><text:span text:style-name="T10_167"><text:s/></text:span><text:span text:style-name="T10_168">multiple</text:span><text:span text:style-name="T10_169"><text:s/></text:span><text:span text:style-name="T10_170">communication</text:span><text:span text:style-name="T10_171"><text:s/></text:span><text:span text:style-name="T10_172">channels</text:span><text:span text:style-name="T10_173"><text:s/></text:span><text:span text:style-name="T10_174">using</text:span><text:span text:style-name="T10_175"><text:s/></text:span><text:span text:style-name="T10_176">the</text:span><text:span text:style-name="T10_177"><text:s/></text:span><text:span text:style-name="T10_178">TCP</text:span><text:span text:style-name="T10_179">/</text:span><text:span text:style-name="T10_180">IP</text:span><text:span text:style-name="T10_181"><text:s/></text:span><text:span text:style-name="T10_182">communication</text:span><text:span text:style-name="T10_183">.<text:s/></text:span><text:span text:style-name="T10_184">The</text:span><text:span text:style-name="T10_185"><text:s/></text:span><text:span text:style-name="T10_186">clients</text:span><text:span text:style-name="T10_187"><text:s/></text:span><text:span text:style-name="T10_188">for</text:span><text:span text:style-name="T10_189"><text:s/></text:span><text:span text:style-name="T10_190">each</text:span><text:span text:style-name="T10_191"><text:s/></text:span><text:span text:style-name="T10_192">sub</text:span><text:span text:style-name="T10_193">-</text:span><text:span text:style-name="T10_194">system</text:span><text:span text:style-name="T10_195"><text:s/></text:span><text:span text:style-name="T10_196">self</text:span><text:span text:style-name="T10_197">-</text:span><text:span text:style-name="T10_198">descovers</text:span><text:span text:style-name="T10_199"><text:s/></text:span><text:span text:style-name="T10_200">the</text:span><text:span text:style-name="T10_201"><text:s/></text:span><text:span text:style-name="T10_202">connection</text:span><text:span text:style-name="T10_203"><text:s/></text:span><text:span text:style-name="T10_204">automatically</text:span><text:span text:style-name="T10_205"><text:s/></text:span><text:span text:style-name="T10_206">and</text:span><text:span text:style-name="T10_207"><text:s/></text:span><text:span text:style-name="T10_208">send</text:span><text:span text:style-name="T10_209"><text:s/></text:span><text:span text:style-name="T10_210">it</text:span><text:span text:style-name="T10_211">'</text:span><text:span text:style-name="T10_212">s</text:span><text:span text:style-name="T10_213"><text:s/></text:span><text:span text:style-name="T10_214">ID</text:span><text:span text:style-name="T10_215"><text:s/></text:span><text:span text:style-name="T10_216">to</text:span><text:span text:style-name="T10_217"><text:s/></text:span><text:span text:style-name="T10_218">the</text:span><text:span text:style-name="T10_219"><text:s/></text:span><text:span text:style-name="T10_220">server</text:span><text:span text:style-name="T10_221">.<text:s/></text:span><text:span text:style-name="T10_222">The</text:span><text:span text:style-name="T10_223"><text:s/></text:span><text:span text:style-name="T10_224">M</text:span><text:span text:style-name="T10_225">&amp;</text:span><text:span text:style-name="T10_226">C</text:span><text:span text:style-name="T10_227"><text:s/></text:span><text:span text:style-name="T10_228">application</text:span><text:span text:style-name="T10_229"><text:s/></text:span><text:span text:style-name="T10_230">server</text:span><text:span text:style-name="T10_231"><text:s/></text:span><text:span text:style-name="T10_232">is</text:span><text:span text:style-name="T10_233"><text:s/></text:span><text:span text:style-name="T10_234">capable</text:span><text:span text:style-name="T10_235"><text:s/></text:span><text:span text:style-name="T10_236">of</text:span><text:span text:style-name="T10_237"><text:s/></text:span><text:span text:style-name="T10_238">handling</text:span><text:span text:style-name="T10_239"><text:s/></text:span><text:span text:style-name="T10_240">the</text:span><text:span text:style-name="T10_241"><text:s/></text:span><text:span text:style-name="T10_242">communication</text:span><text:span text:style-name="T10_243"><text:s/></text:span><text:span text:style-name="T10_244">channels</text:span><text:span text:style-name="T10_245"><text:s/></text:span><text:span text:style-name="T10_246">for</text:span><text:span text:style-name="T10_247"><text:s/></text:span><text:span text:style-name="T10_248">all</text:span><text:span text:style-name="T10_249"><text:s/></text:span><text:span text:style-name="T10_250">thirty</text:span><text:span text:style-name="T10_251"><text:s/></text:span><text:span text:style-name="T10_252">antennas</text:span><text:span text:style-name="T10_253"><text:s/></text:span><text:span text:style-name="T10_254">in</text:span><text:span text:style-name="T10_255"><text:s/></text:span><text:span text:style-name="T10_256">real</text:span><text:span text:style-name="T10_257">-</text:span><text:span text:style-name="T10_258">time</text:span><text:span text:style-name="T10_259"><text:s/></text:span><text:span text:style-name="T10_260">at</text:span><text:span text:style-name="T10_261"><text:s/></text:span><text:span text:style-name="T10_262">turn</text:span><text:span text:style-name="T10_263">-</text:span><text:span text:style-name="T10_264">around</text:span><text:span text:style-name="T10_265"><text:s/></text:span><text:span text:style-name="T10_266">time</text:span><text:span text:style-name="T10_267"><text:s/></text:span><text:span text:style-name="T10_268">of</text:span><text:span text:style-name="T10_269"><text:s/>1<text:s/></text:span><text:span text:style-name="T10_270">to</text:span><text:span text:style-name="T10_271"><text:s/>3<text:s/></text:span><text:span text:style-name="T10_272">sec</text:span><text:span text:style-name="T10_273">.<text:s/></text:span><text:span text:style-name="T10_274">The</text:span><text:span text:style-name="T10_275"><text:s/></text:span><text:span text:style-name="T10_276">M</text:span><text:span text:style-name="T10_277">&amp;</text:span><text:span text:style-name="T10_278">C</text:span><text:span text:style-name="T10_279"><text:s/></text:span><text:span text:style-name="T10_280">application</text:span><text:span text:style-name="T10_281"><text:s/></text:span><text:span text:style-name="T10_282">software</text:span><text:span text:style-name="T10_283"><text:s/></text:span><text:span text:style-name="T10_284">is</text:span><text:span text:style-name="T10_285"><text:s/></text:span><text:span text:style-name="T10_286">integrated</text:span><text:span text:style-name="T10_287"><text:s/></text:span><text:span text:style-name="T10_288">with</text:span><text:span text:style-name="T10_289"><text:s/></text:span><text:span text:style-name="T10_290">Qt</text:span><text:span text:style-name="T10_291"><text:s/></text:span><text:span text:style-name="T10_292">and</text:span><text:span text:style-name="T10_293"><text:s/></text:span><text:span text:style-name="T10_294">QML</text:span><text:span text:style-name="T10_295"><text:s/>(</text:span><text:span text:style-name="T10_296">Qt</text:span><text:span text:style-name="T10_297"><text:s/></text:span><text:span text:style-name="T10_298">Meta</text:span><text:span text:style-name="T10_299"><text:s/></text:span><text:span text:style-name="T10_300">Language</text:span><text:span text:style-name="T10_301">)<text:s/></text:span><text:span text:style-name="T10_302">based</text:span><text:span text:style-name="T10_303"><text:s/></text:span><text:span text:style-name="T10_304">Graphical</text:span><text:span text:style-name="T10_305"><text:s/></text:span><text:span text:style-name="T10_306">User</text:span><text:span text:style-name="T10_307"><text:s/></text:span><text:span text:style-name="T10_308">Interface</text:span><text:span text:style-name="T10_309"><text:s/></text:span><text:span text:style-name="T10_310">which</text:span><text:span text:style-name="T10_311"><text:s/></text:span><text:span text:style-name="T10_312">provides</text:span><text:span text:style-name="T10_313"><text:s/></text:span><text:span text:style-name="T10_314">the</text:span><text:span text:style-name="T10_315"><text:s/></text:span><text:span text:style-name="T10_316">user</text:span><text:span text:style-name="T10_317"><text:s/></text:span><text:span text:style-name="T10_318">interface</text:span><text:span text:style-name="T10_319"><text:s/></text:span><text:span text:style-name="T10_320">to</text:span><text:span text:style-name="T10_321"><text:s/></text:span><text:span text:style-name="T10_322">astronomer</text:span><text:span text:style-name="T10_323">,<text:s/></text:span><text:span text:style-name="T10_324">telescope</text:span><text:span text:style-name="T10_325">-</text:span><text:span text:style-name="T10_326">operator</text:span><text:span text:style-name="T10_327"><text:s/></text:span><text:span text:style-name="T10_328">and</text:span><text:span text:style-name="T10_329"><text:s/></text:span><text:span text:style-name="T10_330">engineers</text:span><text:span text:style-name="T10_331"><text:s/></text:span><text:span text:style-name="T10_332">in</text:span><text:span text:style-name="T10_333"><text:s/></text:span><text:span text:style-name="T10_334">the</text:span><text:span text:style-name="T10_335"><text:s/></text:span><text:span text:style-name="T10_336">CEB</text:span><text:span text:style-name="T10_337">.<text:s/></text:span><text:span text:style-name="T10_338">The</text:span><text:span text:style-name="T10_339"><text:s/></text:span><text:span text:style-name="T10_340">M</text:span><text:span text:style-name="T10_341">&amp;</text:span><text:span text:style-name="T10_342">C</text:span><text:span text:style-name="T10_343"><text:s/></text:span><text:span text:style-name="T10_344">system</text:span><text:span text:style-name="T10_345"><text:s/></text:span><text:span text:style-name="T10_346">provide</text:span><text:span text:style-name="T10_347"><text:s/></text:span><text:span text:style-name="T10_348">multiple</text:span><text:span text:style-name="T10_349"><text:s/></text:span><text:span text:style-name="T10_350">type</text:span><text:span text:style-name="T10_351"><text:s/></text:span><text:span text:style-name="T10_352">of</text:span><text:span text:style-name="T10_353"><text:s/></text:span><text:span text:style-name="T10_354">interfaces</text:span><text:span text:style-name="T10_355"><text:s/></text:span><text:span text:style-name="T10_356">like</text:span><text:span text:style-name="T10_357"><text:s/></text:span><text:span text:style-name="T10_358">command</text:span><text:span text:style-name="T10_359">-</text:span><text:span text:style-name="T10_360">line</text:span><text:span text:style-name="T10_361"><text:s/></text:span><text:span text:style-name="T10_362">for</text:span><text:span text:style-name="T10_363"><text:s/></text:span><text:span text:style-name="T10_364">debugging</text:span><text:span text:style-name="T10_365">,<text:s/></text:span><text:span text:style-name="T10_366">Qt</text:span><text:span text:style-name="T10_367"><text:s/></text:span><text:span text:style-name="T10_368">based</text:span><text:span text:style-name="T10_369"><text:s/></text:span><text:span text:style-name="T10_370">client</text:span><text:span text:style-name="T10_371"><text:s/></text:span><text:span text:style-name="T10_372">and</text:span><text:span text:style-name="T10_373"><text:s/></text:span><text:span text:style-name="T10_374">browser</text:span><text:span text:style-name="T10_375"><text:s/></text:span><text:span text:style-name="T10_376">interface</text:span><text:span text:style-name="T10_377"><text:s/></text:span><text:span text:style-name="T10_378">to</text:span><text:span text:style-name="T10_379"><text:s/></text:span><text:span text:style-name="T10_380">view</text:span><text:span text:style-name="T10_381"><text:s/></text:span><text:span text:style-name="T10_382">the</text:span><text:span text:style-name="T10_383"><text:s/></text:span><text:span text:style-name="T10_384">data</text:span><text:span text:style-name="T10_385"><text:s/></text:span><text:span text:style-name="T10_386">over</text:span><text:span text:style-name="T10_387"><text:s/></text:span><text:span text:style-name="T10_388">I</text:span><text:span text:style-name="T10_389">nternet</text:span><text:span text:style-name="T10_390">.<text:s/></text:span><text:span text:style-name="T10_391">M</text:span><text:span text:style-name="T10_392">&amp;</text:span><text:span text:style-name="T10_393">C</text:span><text:span text:style-name="T10_394"><text:s/></text:span><text:span text:style-name="T10_395">system</text:span><text:span text:style-name="T10_396"><text:s/></text:span><text:span text:style-name="T10_397">log</text:span><text:span text:style-name="T10_398"><text:s/></text:span><text:span text:style-name="T10_399">all</text:span><text:span text:style-name="T10_400"><text:s/></text:span><text:span text:style-name="T10_401">event</text:span><text:span text:style-name="T10_402"><text:s/></text:span><text:span text:style-name="T10_403">and</text:span><text:span text:style-name="T10_404"><text:s/></text:span><text:span text:style-name="T10_405">monitoring</text:span><text:span text:style-name="T10_406"><text:s/></text:span><text:span text:style-name="T10_407">data</text:span><text:span text:style-name="T10_408"><text:s/></text:span><text:span text:style-name="T10_409">using</text:span><text:span text:style-name="T10_410"><text:s/></text:span><text:span text:style-name="T10_411">MySQL</text:span><text:span text:style-name="T10_412"><text:s/></text:span><text:span text:style-name="T10_413">database</text:span><text:span text:style-name="T10_414">,<text:s/></text:span><text:span text:style-name="T10_415">alert</text:span><text:span text:style-name="T10_416"><text:s/></text:span><text:span text:style-name="T10_417">the</text:span><text:span text:style-name="T10_418"><text:s/></text:span><text:span text:style-name="T10_419">user</text:span><text:span text:style-name="T10_420"><text:s/></text:span><text:span text:style-name="T10_421">on</text:span><text:span text:style-name="T10_422"><text:s/></text:span><text:span text:style-name="T10_423">occurrence</text:span><text:span text:style-name="T10_424"><text:s/></text:span><text:span text:style-name="T10_425">of</text:span><text:span text:style-name="T10_426"><text:s/></text:span><text:span text:style-name="T10_427">alarms</text:span><text:span text:style-name="T10_428">.</text:span></text:p>
      <text:p text:style-name="P11"><text:span text:style-name="T11_1"><text:s/></text:span></text:p>
      <text:p text:style-name="P12"><text:span text:style-name="T12_1"><text:tab/></text:span><text:span text:style-name="T12_2">Online</text:span><text:span text:style-name="T12_3">-</text:span><text:span text:style-name="T12_4">V</text:span><text:span text:style-name="T12_5">2<text:s/></text:span><text:span text:style-name="T12_6">has</text:span><text:span text:style-name="T12_7"><text:s/></text:span><text:span text:style-name="T12_8">been</text:span><text:span text:style-name="T12_9"><text:s/></text:span><text:span text:style-name="T12_10">tested</text:span><text:span text:style-name="T12_11"><text:s/></text:span><text:span text:style-name="T12_12">with</text:span><text:span text:style-name="T12_13"><text:s/></text:span><text:span text:style-name="T12_14">sub</text:span><text:span text:style-name="T12_15">-</text:span><text:span text:style-name="T12_16">systems</text:span><text:span text:style-name="T12_17"><text:s/></text:span><text:span text:style-name="T12_18">of</text:span><text:span text:style-name="T12_19"><text:s/></text:span><text:span text:style-name="T12_20">two</text:span><text:span text:style-name="T12_21"><text:s/></text:span><text:span text:style-name="T12_22">antennas</text:span><text:span text:style-name="T12_23"><text:s/></text:span><text:span text:style-name="T12_24">in</text:span><text:span text:style-name="T12_25"><text:s/></text:span><text:span text:style-name="T12_26">the</text:span><text:span text:style-name="T12_27"><text:s/></text:span><text:span text:style-name="T12_28">Lab</text:span><text:span text:style-name="T12_29"><text:s/></text:span><text:span text:style-name="T12_30">environment</text:span><text:span text:style-name="T12_31">.<text:s/></text:span><text:span text:style-name="T12_32">Also</text:span><text:span text:style-name="T12_33">,<text:s/></text:span><text:span text:style-name="T12_34">long</text:span><text:span text:style-name="T12_35">-</text:span><text:span text:style-name="T12_36">term</text:span><text:span text:style-name="T12_37"><text:s/></text:span><text:span text:style-name="T12_38">stability</text:span><text:span text:style-name="T12_39"><text:s/></text:span><text:span text:style-name="T12_40">test</text:span><text:span text:style-name="T12_41"><text:s/></text:span><text:span text:style-name="T12_42">done</text:span><text:span text:style-name="T12_43"><text:s/></text:span><text:span text:style-name="T12_44">successfully</text:span><text:span text:style-name="T12_45"><text:s/></text:span><text:span text:style-name="T12_46">for</text:span><text:span text:style-name="T12_47"><text:s/></text:span><text:span text:style-name="T12_48">three</text:span><text:span text:style-name="T12_49"><text:s/></text:span><text:span text:style-name="T12_50">month</text:span><text:span text:style-name="T12_51"><text:s/></text:span><text:span text:style-name="T12_52">using</text:span><text:span text:style-name="T12_53"><text:s/></text:span><text:span text:style-name="T12_54">the</text:span><text:span text:style-name="T12_55"><text:s/></text:span><text:span text:style-name="T12_56">single</text:span><text:span text:style-name="T12_57"><text:s/></text:span><text:span text:style-name="T12_58">antenna</text:span><text:span text:style-name="T12_59"><text:s/></text:span><text:span text:style-name="T12_60">and</text:span><text:span text:style-name="T12_61"><text:s/></text:span><text:span text:style-name="T12_62">sentinel</text:span><text:span text:style-name="T12_63"><text:s/></text:span><text:span text:style-name="T12_64">system</text:span><text:span text:style-name="T12_65"><text:s/></text:span><text:span text:style-name="T12_66">to</text:span><text:span text:style-name="T12_67"><text:s/></text:span><text:span text:style-name="T12_68">monitor</text:span><text:span text:style-name="T12_69"><text:s/></text:span><text:span text:style-name="T12_70">the</text:span><text:span text:style-name="T12_71"><text:s/></text:span><text:span text:style-name="T12_72">temperature</text:span><text:span text:style-name="T12_73"><text:s/></text:span><text:span text:style-name="T12_74">data</text:span><text:span text:style-name="T12_75">.<text:s/></text:span><text:span text:style-name="T12_76">The</text:span><text:span text:style-name="T12_77"><text:s/></text:span><text:span text:style-name="T12_78">new</text:span><text:span text:style-name="T12_79"><text:s/></text:span><text:span text:style-name="T12_80">M</text:span><text:span text:style-name="T12_81">&amp;</text:span><text:span text:style-name="T12_82">C</text:span><text:span text:style-name="T12_83"><text:s/></text:span><text:span text:style-name="T12_84">system</text:span><text:span text:style-name="T12_85"><text:s/></text:span><text:span text:style-name="T12_86">has</text:span><text:span text:style-name="T12_87"><text:s/></text:span><text:span text:style-name="T12_88">improved</text:span><text:span text:style-name="T12_89"><text:s/></text:span><text:span text:style-name="T12_90">performance</text:span><text:span text:style-name="T12_91"><text:s/></text:span><text:span text:style-name="T12_92">with</text:span><text:span text:style-name="T12_93"><text:s/></text:span><text:span text:style-name="T12_94">minimal</text:span><text:span text:style-name="T12_95"><text:s/></text:span><text:span text:style-name="T12_96">time</text:span><text:span text:style-name="T12_97"><text:s/></text:span><text:span text:style-name="T12_98">for</text:span><text:span text:style-name="T12_99"><text:s/></text:span><text:span text:style-name="T12_100">configuring</text:span><text:span text:style-name="T12_101"><text:s/></text:span><text:span text:style-name="T12_102">the</text:span><text:span text:style-name="T12_103"><text:s/></text:span><text:span text:style-name="T12_104">telescope</text:span><text:span text:style-name="T12_105">.<text:s/></text:span><text:span text:style-name="T12_106">facility</text:span><text:span text:style-name="T12_107"><text:s/></text:span><text:span text:style-name="T12_108">to</text:span><text:span text:style-name="T12_109"><text:s/></text:span><text:span text:style-name="T12_110">restore</text:span><text:span text:style-name="T12_111"><text:s/></text:span><text:span text:style-name="T12_112">the</text:span><text:span text:style-name="T12_113"><text:s/></text:span><text:span text:style-name="T12_114">default</text:span><text:span text:style-name="T12_115"><text:s/></text:span><text:span text:style-name="T12_116">values</text:span><text:span text:style-name="T12_117"><text:s/></text:span><text:span text:style-name="T12_118">after</text:span><text:span text:style-name="T12_119"><text:s/></text:span><text:span text:style-name="T12_120">power</text:span><text:span text:style-name="T12_121"><text:s/></text:span><text:span text:style-name="T12_122">failure</text:span><text:span text:style-name="T12_123"><text:s/></text:span><text:span text:style-name="T12_124">hence</text:span><text:span text:style-name="T12_125"><text:s/></text:span><text:span text:style-name="T12_126">capable</text:span><text:span text:style-name="T12_127"><text:s/></text:span><text:span text:style-name="T12_128">to</text:span><text:span text:style-name="T12_129"><text:s/></text:span><text:span text:style-name="T12_130">keep</text:span><text:span text:style-name="T12_131"><text:s/></text:span><text:span text:style-name="T12_132">minimum</text:span><text:span text:style-name="T12_133"><text:s/></text:span><text:span text:style-name="T12_134">down</text:span><text:span text:style-name="T12_135"><text:s/></text:span><text:span text:style-name="T12_136">time</text:span><text:span text:style-name="T12_137"><text:s/></text:span><text:span text:style-name="T12_138">during</text:span><text:span text:style-name="T12_139"><text:s/></text:span><text:span text:style-name="T12_140">it</text:span><text:span text:style-name="T12_141">'</text:span><text:span text:style-name="T12_142">s</text:span><text:span text:style-name="T12_143"><text:s/></text:span><text:span text:style-name="T12_144">operation</text:span><text:span text:style-name="T12_145">.<text:s/></text:span><text:span text:style-name="T12_146">Unlike</text:span><text:span text:style-name="T12_147"><text:s/></text:span><text:span text:style-name="T12_148">the</text:span><text:span text:style-name="T12_149"><text:s/></text:span><text:span text:style-name="T12_150">inherent</text:span><text:span text:style-name="T12_151"><text:s/></text:span><text:span text:style-name="T12_152">complexity</text:span><text:span text:style-name="T12_153"><text:s/></text:span><text:span text:style-name="T12_154">of</text:span><text:span text:style-name="T12_155"><text:s/></text:span><text:span text:style-name="T12_156">the</text:span><text:span text:style-name="T12_157"><text:s/></text:span><text:span text:style-name="T12_158">old</text:span><text:span text:style-name="T12_159"><text:s/></text:span><text:span text:style-name="T12_160">M</text:span><text:span text:style-name="T12_161">&amp;</text:span><text:span text:style-name="T12_162">C</text:span><text:span text:style-name="T12_163"><text:s/></text:span><text:span text:style-name="T12_164">system</text:span><text:span text:style-name="T12_165"><text:s/></text:span><text:span text:style-name="T12_166">due</text:span><text:span text:style-name="T12_167"><text:s/></text:span><text:span text:style-name="T12_168">to</text:span><text:span text:style-name="T12_169"><text:s/></text:span><text:span text:style-name="T12_170">dependencies</text:span><text:span text:style-name="T12_171"><text:s/></text:span><text:span text:style-name="T12_172">on</text:span><text:span text:style-name="T12_173"><text:s/></text:span><text:span text:style-name="T12_174">hardware</text:span><text:span text:style-name="T12_175"><text:s/></text:span><text:span text:style-name="T12_176">systems</text:span><text:span text:style-name="T12_177"><text:s/></text:span><text:span text:style-name="T12_178">like</text:span><text:span text:style-name="T12_179"><text:s/></text:span><text:span text:style-name="T12_180">Communication</text:span><text:span text:style-name="T12_181"><text:s/></text:span><text:span text:style-name="T12_182">Handler</text:span><text:span text:style-name="T12_183">,<text:s/></text:span><text:span text:style-name="T12_184">Antenna</text:span><text:span text:style-name="T12_185"><text:s/></text:span><text:span text:style-name="T12_186">Communication</text:span><text:span text:style-name="T12_187"><text:s/></text:span><text:span text:style-name="T12_188">PC</text:span><text:span text:style-name="T12_189">,<text:s/></text:span><text:span text:style-name="T12_190">the</text:span><text:span text:style-name="T12_191"><text:s/></text:span><text:span text:style-name="T12_192">new</text:span><text:span text:style-name="T12_193"><text:s/></text:span><text:span text:style-name="T12_194">M</text:span><text:span text:style-name="T12_195">&amp;</text:span><text:span text:style-name="T12_196">C</text:span><text:span text:style-name="T12_197"><text:s/></text:span><text:span text:style-name="T12_198">system</text:span><text:span text:style-name="T12_199"><text:s/></text:span><text:span text:style-name="T12_200">will</text:span><text:span text:style-name="T12_201"><text:s/></text:span><text:span text:style-name="T12_202">be</text:span><text:span text:style-name="T12_203"><text:s/></text:span><text:span text:style-name="T12_204">much</text:span><text:span text:style-name="T12_205"><text:s/></text:span><text:span text:style-name="T12_206">more</text:span><text:span text:style-name="T12_207"><text:s/></text:span><text:span text:style-name="T12_208">easy</text:span><text:span text:style-name="T12_209"><text:s/></text:span><text:span text:style-name="T12_210">to</text:span><text:span text:style-name="T12_211"><text:s/></text:span><text:span text:style-name="T12_212">maintain</text:span><text:span text:style-name="T12_213"><text:s/></text:span><text:span text:style-name="T12_214">as</text:span><text:span text:style-name="T12_215"><text:s/></text:span><text:span text:style-name="T12_216">dependency</text:span><text:span text:style-name="T12_217"><text:s/></text:span><text:span text:style-name="T12_218">on</text:span><text:span text:style-name="T12_219"><text:s/></text:span><text:span text:style-name="T12_220">such</text:span><text:span text:style-name="T12_221"><text:s/></text:span><text:span text:style-name="T12_222">hardwares</text:span><text:span text:style-name="T12_223"><text:s/></text:span><text:span text:style-name="T12_224">is</text:span><text:span text:style-name="T12_225"><text:s/></text:span><text:span text:style-name="T12_226">reduced</text:span><text:span text:style-name="T12_227">.<text:s/></text:span><text:span text:style-name="T12_228">Apart</text:span><text:span text:style-name="T12_229"><text:s/></text:span><text:span text:style-name="T12_230">from</text:span><text:span text:style-name="T12_231"><text:s/></text:span><text:span text:style-name="T12_232">this</text:span><text:span text:style-name="T12_233">,<text:s/></text:span><text:span text:style-name="T12_234">the</text:span><text:span text:style-name="T12_235"><text:s/></text:span><text:span text:style-name="T12_236">new</text:span><text:span text:style-name="T12_237"><text:s/></text:span><text:span text:style-name="T12_238">M</text:span><text:span text:style-name="T12_239">&amp;</text:span><text:span text:style-name="T12_240">C</text:span><text:span text:style-name="T12_241"><text:s/></text:span><text:span text:style-name="T12_242">system</text:span><text:span text:style-name="T12_243"><text:s/></text:span><text:span text:style-name="T12_244">plan</text:span><text:span text:style-name="T12_245"><text:s/></text:span><text:span text:style-name="T12_246">to</text:span><text:span text:style-name="T12_247"><text:s/></text:span><text:span text:style-name="T12_248">have</text:span><text:span text:style-name="T12_249"><text:s/></text:span><text:span text:style-name="T12_250">VOIP</text:span><text:span text:style-name="T12_251"><text:s/></text:span><text:span text:style-name="T12_252">phone</text:span><text:span text:style-name="T12_253"><text:s/></text:span><text:span text:style-name="T12_254">for</text:span><text:span text:style-name="T12_255"><text:s/></text:span><text:span text:style-name="T12_256">voice</text:span><text:span text:style-name="T12_257"><text:s/></text:span><text:span text:style-name="T12_258">communication</text:span><text:span text:style-name="T12_259"><text:s/></text:span><text:span text:style-name="T12_260">and</text:span><text:span text:style-name="T12_261"><text:s/></text:span><text:span text:style-name="T12_262">Video</text:span><text:span text:style-name="T12_263"><text:s/></text:span><text:span text:style-name="T12_264">camera</text:span><text:span text:style-name="T12_265"><text:s/></text:span><text:span text:style-name="T12_266">facility</text:span><text:span text:style-name="T12_267"><text:s/></text:span><text:span text:style-name="T12_268">for</text:span><text:span text:style-name="T12_269"><text:s/></text:span><text:span text:style-name="T12_270">the</text:span><text:span text:style-name="T12_271"><text:s/></text:span><text:span text:style-name="T12_272">security</text:span><text:span text:style-name="T12_273"><text:s/></text:span><text:span text:style-name="T12_274">purposes</text:span><text:span text:style-name="T12_275">.<text:s/></text:span><text:span text:style-name="T12_276">The</text:span><text:span text:style-name="T12_277"><text:s/></text:span><text:span text:style-name="T12_278">safety</text:span><text:span text:style-name="T12_279"><text:s/></text:span><text:span text:style-name="T12_280">majors</text:span><text:span text:style-name="T12_281"><text:s/></text:span><text:span text:style-name="T12_282">are</text:span><text:span text:style-name="T12_283"><text:s/></text:span><text:span text:style-name="T12_284">taken</text:span><text:span text:style-name="T12_285"><text:s/></text:span><text:span text:style-name="T12_286">by</text:span><text:span text:style-name="T12_287"><text:s/></text:span><text:span text:style-name="T12_288">implementing</text:span><text:span text:style-name="T12_289"><text:s/></text:span><text:span text:style-name="T12_290">the</text:span><text:span text:style-name="T12_291"><text:s/></text:span><text:span text:style-name="T12_292">sentinel</text:span><text:span text:style-name="T12_293"><text:s/></text:span><text:span text:style-name="T12_294">system</text:span><text:span text:style-name="T12_295"><text:s/>(</text:span><text:span text:style-name="T12_296">comprising</text:span><text:span text:style-name="T12_297"><text:s/></text:span><text:span text:style-name="T12_298">smoke</text:span><text:span text:style-name="T12_299"><text:s/></text:span><text:span text:style-name="T12_300">and</text:span><text:span text:style-name="T12_301"><text:s/></text:span><text:span text:style-name="T12_302">temperature</text:span><text:span text:style-name="T12_303"><text:s/></text:span><text:span text:style-name="T12_304">detectors</text:span><text:span text:style-name="T12_305">)<text:s/></text:span><text:span text:style-name="T12_306">which</text:span><text:span text:style-name="T12_307"><text:s/></text:span><text:span text:style-name="T12_308">can</text:span><text:span text:style-name="T12_309"><text:s/></text:span><text:span text:style-name="T12_310">switch</text:span><text:span text:style-name="T12_311"><text:s/></text:span><text:span text:style-name="T12_312">off</text:span><text:span text:style-name="T12_313"><text:s/></text:span><text:span text:style-name="T12_314">the</text:span><text:span text:style-name="T12_315"><text:s/></text:span><text:span text:style-name="T12_316">antenna</text:span><text:span text:style-name="T12_317"><text:s/></text:span><text:span text:style-name="T12_318">electrical</text:span><text:span text:style-name="T12_319"><text:s/></text:span><text:span text:style-name="T12_320">power</text:span><text:span text:style-name="T12_321"><text:s/></text:span><text:span text:style-name="T12_322">before</text:span><text:span text:style-name="T12_323"><text:s/></text:span><text:span text:style-name="T12_324">the</text:span><text:span text:style-name="T12_325"><text:s/></text:span><text:span text:style-name="T12_326">critical</text:span><text:span text:style-name="T12_327"><text:s/></text:span><text:span text:style-name="T12_328">alarming</text:span><text:span text:style-name="T12_329"><text:s/></text:span><text:span text:style-name="T12_330">condition</text:span><text:span text:style-name="T12_331"><text:s/></text:span><text:span text:style-name="T12_332">raised</text:span><text:span text:style-name="T12_333">.</text:span></text:p>
      <text:p text:style-name="P13"/>
      <text:p text:style-name="P14"><text:span text:style-name="T14_1">As</text:span><text:span text:style-name="T14_2"><text:s/></text:span><text:span text:style-name="T14_3">an</text:span><text:span text:style-name="T14_4"><text:s/></text:span><text:span text:style-name="T14_5">upgradation</text:span><text:span text:style-name="T14_6"><text:s/></text:span><text:span text:style-name="T14_7">process</text:span><text:span text:style-name="T14_8">,<text:s/></text:span><text:span text:style-name="T14_9">NCRA</text:span><text:span text:style-name="T14_10"><text:s/></text:span><text:span text:style-name="T14_11">has</text:span><text:span text:style-name="T14_12"><text:s/></text:span><text:span text:style-name="T14_13">done</text:span><text:span text:style-name="T14_14"><text:s/></text:span><text:span text:style-name="T14_15">feasibility</text:span><text:span text:style-name="T14_16"><text:s/></text:span><text:span text:style-name="T14_17">study</text:span><text:span text:style-name="T14_18"><text:s/></text:span><text:span text:style-name="T14_19">of</text:span><text:span text:style-name="T14_20"><text:s/></text:span><text:span text:style-name="T14_21">the</text:span><text:span text:style-name="T14_22"><text:s/></text:span><text:span text:style-name="T14_23">new</text:span><text:span text:style-name="T14_24"><text:s/></text:span><text:span text:style-name="T14_25">GMRT</text:span><text:span text:style-name="T14_26"><text:s/></text:span><text:span text:style-name="T14_27">M</text:span><text:span text:style-name="T14_28">&amp;</text:span><text:span text:style-name="T14_29">C</text:span><text:span text:style-name="T14_30"><text:s/></text:span><text:span text:style-name="T14_31">system</text:span><text:span text:style-name="T14_32"><text:s/></text:span><text:span text:style-name="T14_33">in</text:span><text:span text:style-name="T14_34"><text:s/></text:span><text:span text:style-name="T14_35">collaboration</text:span><text:span text:style-name="T14_36"><text:s/></text:span><text:span text:style-name="T14_37">with</text:span><text:span text:style-name="T14_38"><text:s/></text:span><text:span text:style-name="T14_39">the</text:span><text:span text:style-name="T14_40"><text:s/></text:span><text:span text:style-name="T14_41">System</text:span><text:span text:style-name="T14_42"><text:s/></text:span><text:span text:style-name="T14_43">Research</text:span><text:span text:style-name="T14_44"><text:s/></text:span><text:span text:style-name="T14_45">Laboratory</text:span><text:span text:style-name="T14_46">,<text:s/></text:span><text:span text:style-name="T14_47">TRDDC</text:span><text:span text:style-name="T14_48">-</text:span><text:span text:style-name="T14_49">TCS</text:span><text:span text:style-name="T14_50">,<text:s/></text:span><text:span text:style-name="T14_51">India</text:span><text:span text:style-name="T14_52"><text:s/>[2].<text:s text:c="2"/></text:span><text:span text:style-name="T14_53">A</text:span><text:span text:style-name="T14_54"><text:s/></text:span><text:span text:style-name="T14_55">prototype</text:span><text:span text:style-name="T14_56"><text:s/></text:span><text:span text:style-name="T14_57">M</text:span><text:span text:style-name="T14_58">&amp;</text:span><text:span text:style-name="T14_59">C</text:span><text:span text:style-name="T14_60"><text:s/></text:span><text:span text:style-name="T14_61">system</text:span><text:span text:style-name="T14_62"><text:s/></text:span><text:span text:style-name="T14_63">based</text:span><text:span text:style-name="T14_64"><text:s/></text:span><text:span text:style-name="T14_65">on</text:span><text:span text:style-name="T14_66"><text:s/></text:span><text:span text:style-name="T14_67">generic</text:span><text:span text:style-name="T14_68"><text:s/></text:span><text:span text:style-name="T14_69">specifications</text:span><text:span text:style-name="T14_70">-</text:span><text:span text:style-name="T14_71">driven</text:span><text:span text:style-name="T14_72"><text:s/></text:span><text:span text:style-name="T14_73">architecture</text:span><text:span text:style-name="T14_74"><text:s/></text:span><text:span text:style-name="T14_75">called</text:span><text:span text:style-name="T14_76"><text:s/></text:span><text:span text:style-name="T14_77">Sensor</text:span><text:span text:style-name="T14_78"><text:s/></text:span><text:span text:style-name="T14_79">Actuator</text:span><text:span text:style-name="T14_80"><text:s/></text:span><text:span text:style-name="T14_81">and</text:span><text:span text:style-name="T14_82"><text:s/></text:span><text:span text:style-name="T14_83">Control</text:span><text:span text:style-name="T14_84"><text:s/></text:span><text:span text:style-name="T14_85">Element</text:span><text:span text:style-name="T14_86"><text:s/>(</text:span><text:span text:style-name="T14_87">SACE</text:span><text:span text:style-name="T14_88">)<text:s text:c="2"/></text:span><text:span text:style-name="T14_89">developed</text:span><text:span text:style-name="T14_90"><text:s/></text:span><text:span text:style-name="T14_91">successfully</text:span><text:span text:style-name="T14_92"><text:s/></text:span><text:span text:style-name="T14_93">to</text:span><text:span text:style-name="T14_94"><text:s/></text:span><text:span text:style-name="T14_95">control</text:span><text:span text:style-name="T14_96"><text:s/></text:span><text:span text:style-name="T14_97">a</text:span><text:span text:style-name="T14_98"><text:s/></text:span><text:span text:style-name="T14_99">sub</text:span><text:span text:style-name="T14_100">-</text:span><text:span text:style-name="T14_101">array</text:span><text:span text:style-name="T14_102"><text:s/></text:span><text:span text:style-name="T14_103">of</text:span><text:span text:style-name="T14_104"><text:s/></text:span><text:span text:style-name="T14_105">three</text:span><text:span text:style-name="T14_106"><text:s/></text:span><text:span text:style-name="T14_107">GMRT</text:span><text:span text:style-name="T14_108"><text:s/></text:span><text:span text:style-name="T14_109">antennas</text:span><text:span text:style-name="T14_110">.<text:s/></text:span><text:span text:style-name="T14_111">As</text:span><text:span text:style-name="T14_112"><text:s/></text:span><text:span text:style-name="T14_113">a</text:span><text:span text:style-name="T14_114"><text:s/></text:span><text:span text:style-name="T14_115">sub</text:span><text:span text:style-name="T14_116">-</text:span><text:span text:style-name="T14_117">sequent</text:span><text:span text:style-name="T14_118"><text:s/></text:span><text:span text:style-name="T14_119">stage</text:span><text:span text:style-name="T14_120">,<text:s text:c="2"/></text:span><text:span text:style-name="T14_121">User</text:span><text:span text:style-name="T14_122"><text:s/></text:span><text:span text:style-name="T14_123">Requirements</text:span><text:span text:style-name="T14_124"><text:s/></text:span><text:span text:style-name="T14_125">Specification</text:span><text:span text:style-name="T14_126"><text:s/>(</text:span><text:span text:style-name="T14_127">URS</text:span><text:span text:style-name="T14_128">)<text:s/></text:span><text:span text:style-name="T14_129">and</text:span><text:span text:style-name="T14_130"><text:s/></text:span><text:span text:style-name="T14_131">Software</text:span><text:span text:style-name="T14_132"><text:s/></text:span><text:span text:style-name="T14_133">Requirement</text:span><text:span text:style-name="T14_134"><text:s/></text:span><text:span text:style-name="T14_135">specification</text:span><text:span text:style-name="T14_136"><text:s/>(</text:span><text:span text:style-name="T14_137">SRS</text:span><text:span text:style-name="T14_138">)<text:s/></text:span><text:span text:style-name="T14_139">document</text:span><text:span text:style-name="T14_140"><text:s/></text:span><text:span text:style-name="T14_141">successfully</text:span><text:span text:style-name="T14_142"><text:s/></text:span><text:span text:style-name="T14_143">completed</text:span><text:span text:style-name="T14_144"><text:s/></text:span><text:span text:style-name="T14_145">in</text:span><text:span text:style-name="T14_146"><text:s/></text:span><text:span text:style-name="T14_147">collaboration</text:span><text:span text:style-name="T14_148"><text:s/></text:span><text:span text:style-name="T14_149">with</text:span><text:span text:style-name="T14_150"><text:s/></text:span><text:span text:style-name="T14_151">the</text:span><text:span text:style-name="T14_152"><text:s/></text:span><text:span text:style-name="T14_153">TCS</text:span><text:span text:style-name="T14_154">,<text:s/></text:span><text:span text:style-name="T14_155">India</text:span><text:span text:style-name="T14_156">.<text:s/></text:span><text:span text:style-name="T14_157">The</text:span><text:span text:style-name="T14_158"><text:s/></text:span><text:span text:style-name="T14_159">URS</text:span><text:span text:style-name="T14_160"><text:s/></text:span><text:span text:style-name="T14_161">and</text:span><text:span text:style-name="T14_162"><text:s/></text:span><text:span text:style-name="T14_163">SRS</text:span><text:span text:style-name="T14_164"><text:s/></text:span><text:span text:style-name="T14_165">describe</text:span><text:span text:style-name="T14_166"><text:s/></text:span><text:span text:style-name="T14_167">the</text:span><text:span text:style-name="T14_168"><text:s/></text:span><text:span text:style-name="T14_169">functions</text:span><text:span text:style-name="T14_170"><text:s/></text:span><text:span text:style-name="T14_171">of</text:span><text:span text:style-name="T14_172"><text:s/></text:span><text:span text:style-name="T14_173">the</text:span><text:span text:style-name="T14_174"><text:s/></text:span><text:span text:style-name="T14_175">system</text:span><text:span text:style-name="T14_176">,<text:s/></text:span><text:span text:style-name="T14_177">operational</text:span><text:span text:style-name="T14_178"><text:s/>&amp;<text:s/></text:span><text:span text:style-name="T14_179">user</text:span><text:span text:style-name="T14_180">-</text:span><text:span text:style-name="T14_181">interface</text:span><text:span text:style-name="T14_182"><text:s/></text:span><text:span text:style-name="T14_183">constraints</text:span><text:span text:style-name="T14_184"><text:s/></text:span><text:span text:style-name="T14_185">and</text:span><text:span text:style-name="T14_186"><text:s/></text:span><text:span text:style-name="T14_187">performance</text:span><text:span text:style-name="T14_188"><text:s/></text:span><text:span text:style-name="T14_189">of</text:span><text:span text:style-name="T14_190"><text:s/></text:span><text:span text:style-name="T14_191">the</text:span><text:span text:style-name="T14_192"><text:s/></text:span><text:span text:style-name="T14_193">system</text:span><text:span text:style-name="T14_194"><text:s/></text:span><text:span text:style-name="T14_195">that</text:span><text:span text:style-name="T14_196"><text:s/></text:span><text:span text:style-name="T14_197">will</text:span><text:span text:style-name="T14_198"><text:s/></text:span><text:span text:style-name="T14_199">govern</text:span><text:span text:style-name="T14_200"><text:s/></text:span><text:span text:style-name="T14_201">the</text:span><text:span text:style-name="T14_202"><text:s/></text:span><text:span text:style-name="T14_203">design</text:span><text:span text:style-name="T14_204"><text:s/></text:span><text:span text:style-name="T14_205">and</text:span><text:span text:style-name="T14_206"><text:s/></text:span><text:span text:style-name="T14_207">development</text:span><text:span text:style-name="T14_208"><text:s/></text:span><text:span text:style-name="T14_209">of</text:span><text:span text:style-name="T14_210"><text:s/></text:span><text:span text:style-name="T14_211">the</text:span><text:span text:style-name="T14_212"><text:s/></text:span><text:span text:style-name="T14_213">M</text:span><text:span text:style-name="T14_214">&amp;</text:span><text:span text:style-name="T14_215">C</text:span><text:span text:style-name="T14_216"><text:s/></text:span><text:span text:style-name="T14_217">system</text:span><text:span text:style-name="T14_218"><text:s/></text:span><text:span text:style-name="T14_219">software</text:span><text:span text:style-name="T14_220">.<text:s/></text:span><text:span text:style-name="T14_221">The</text:span><text:span text:style-name="T14_222"><text:s/></text:span><text:span text:style-name="T14_223">URS</text:span><text:span text:style-name="T14_224"><text:s/></text:span><text:span text:style-name="T14_225">and</text:span><text:span text:style-name="T14_226"><text:s/></text:span><text:span text:style-name="T14_227">SRS</text:span><text:span text:style-name="T14_228"><text:s/></text:span><text:span text:style-name="T14_229">document</text:span><text:span text:style-name="T14_230"><text:s/></text:span><text:span text:style-name="T14_231">captured</text:span><text:span text:style-name="T14_232"><text:s/></text:span><text:span text:style-name="T14_233">all</text:span><text:span text:style-name="T14_234"><text:s/></text:span><text:span text:style-name="T14_235">stakeholder</text:span><text:span text:style-name="T14_236"><text:s/></text:span><text:span text:style-name="T14_237">requirements</text:span><text:span text:style-name="T14_238"><text:s/></text:span><text:span text:style-name="T14_239">that</text:span><text:span text:style-name="T14_240"><text:s/></text:span><text:span text:style-name="T14_241">need</text:span><text:span text:style-name="T14_242"><text:s/></text:span><text:span text:style-name="T14_243">to</text:span><text:span text:style-name="T14_244"><text:s/></text:span><text:span text:style-name="T14_245">be</text:span><text:span text:style-name="T14_246"><text:s/></text:span><text:span text:style-name="T14_247">met</text:span><text:span text:style-name="T14_248"><text:s/></text:span><text:span text:style-name="T14_249">by</text:span><text:span text:style-name="T14_250"><text:s/></text:span><text:span text:style-name="T14_251">the</text:span><text:span text:style-name="T14_252"><text:s/></text:span><text:span text:style-name="T14_253">new</text:span><text:span text:style-name="T14_254"><text:s/></text:span><text:span text:style-name="T14_255">GMRT</text:span><text:span text:style-name="T14_256"><text:s/></text:span><text:span text:style-name="T14_257">M</text:span><text:span text:style-name="T14_258">&amp;</text:span><text:span text:style-name="T14_259">C</text:span><text:span text:style-name="T14_260"><text:s/></text:span><text:span text:style-name="T14_261">system</text:span><text:span text:style-name="T14_262">.<text:s/></text:span><text:span text:style-name="T14_263">This</text:span><text:span text:style-name="T14_264"><text:s/></text:span><text:span text:style-name="T14_265">helps</text:span><text:span text:style-name="T14_266"><text:s/></text:span><text:span text:style-name="T14_267">to</text:span><text:span text:style-name="T14_268"><text:s/></text:span><text:span text:style-name="T14_269">avoid</text:span><text:span text:style-name="T14_270"><text:s/></text:span><text:span text:style-name="T14_271">development</text:span><text:span text:style-name="T14_272"><text:s/></text:span><text:span text:style-name="T14_273">gaps</text:span><text:span text:style-name="T14_274"><text:s/></text:span><text:span text:style-name="T14_275">and</text:span><text:span text:style-name="T14_276"><text:s/></text:span><text:span text:style-name="T14_277">errors</text:span><text:span text:style-name="T14_278"><text:s/></text:span><text:span text:style-name="T14_279">at</text:span><text:span text:style-name="T14_280"><text:s/></text:span><text:span text:style-name="T14_281">the</text:span><text:span text:style-name="T14_282"><text:s/></text:span><text:span text:style-name="T14_283">beginning</text:span><text:span text:style-name="T14_284"><text:s/></text:span><text:span text:style-name="T14_285">of</text:span><text:span text:style-name="T14_286"><text:s/></text:span><text:span text:style-name="T14_287">design</text:span><text:span text:style-name="T14_288"><text:s/></text:span><text:span text:style-name="T14_289">phase</text:span><text:span text:style-name="T14_290"><text:s/></text:span><text:span text:style-name="T14_291">of</text:span><text:span text:style-name="T14_292"><text:s/></text:span><text:span text:style-name="T14_293">the</text:span><text:span text:style-name="T14_294"><text:s/></text:span><text:span text:style-name="T14_295">M</text:span><text:span text:style-name="T14_296">&amp;</text:span><text:span text:style-name="T14_297">C</text:span><text:span text:style-name="T14_298"><text:s/></text:span><text:span text:style-name="T14_299">system</text:span><text:span text:style-name="T14_300">.<text:s/></text:span><text:span text:style-name="T14_301">Since</text:span><text:span text:style-name="T14_302"><text:s/></text:span><text:span text:style-name="T14_303">the</text:span><text:span text:style-name="T14_304"><text:s/></text:span><text:span text:style-name="T14_305">GMRT</text:span><text:span text:style-name="T14_306"><text:s/></text:span><text:span text:style-name="T14_307">is</text:span><text:span text:style-name="T14_308"><text:s/></text:span><text:span text:style-name="T14_309">a</text:span><text:span text:style-name="T14_310"><text:s/></text:span><text:span text:style-name="T14_311">specialised</text:span><text:span text:style-name="T14_312"><text:s/></text:span><text:span text:style-name="T14_313">facility</text:span><text:span text:style-name="T14_314"><text:s/></text:span><text:span text:style-name="T14_315">in</text:span><text:span text:style-name="T14_316"><text:s/></text:span><text:span text:style-name="T14_317">a</text:span><text:span text:style-name="T14_318"><text:s/></text:span><text:span text:style-name="T14_319">specialised</text:span><text:span text:style-name="T14_320"><text:s/></text:span><text:span text:style-name="T14_321">domain</text:span><text:span text:style-name="T14_322"><text:s/></text:span><text:span text:style-name="T14_323">with</text:span><text:span text:style-name="T14_324"><text:s/></text:span><text:span text:style-name="T14_325">complex</text:span><text:span text:style-name="T14_326"><text:s/></text:span><text:span text:style-name="T14_327">astronomical</text:span><text:span text:style-name="T14_328"><text:s/></text:span><text:span text:style-name="T14_329">observing</text:span><text:span text:style-name="T14_330"><text:s/></text:span><text:span text:style-name="T14_331">capabilities</text:span><text:span text:style-name="T14_332"><text:s/></text:span><text:span text:style-name="T14_333">and</text:span><text:span text:style-name="T14_334"><text:s/></text:span><text:span text:style-name="T14_335">telescope</text:span><text:span text:style-name="T14_336"><text:s/></text:span><text:span text:style-name="T14_337">functionality</text:span><text:span text:style-name="T14_338">,<text:s/></text:span><text:span text:style-name="T14_339">the</text:span><text:span text:style-name="T14_340"><text:s/></text:span><text:span text:style-name="T14_341">URS</text:span><text:span text:style-name="T14_342"><text:s/></text:span><text:span text:style-name="T14_343">document</text:span><text:span text:style-name="T14_344"><text:s/></text:span><text:span text:style-name="T14_345">was</text:span><text:span text:style-name="T14_346"><text:s/></text:span><text:span text:style-name="T14_347">developed</text:span><text:span text:style-name="T14_348"><text:s/></text:span><text:span text:style-name="T14_349">in</text:span><text:span text:style-name="T14_350"><text:s/></text:span><text:span text:style-name="T14_351">close</text:span><text:span text:style-name="T14_352"><text:s/></text:span><text:span text:style-name="T14_353">consultation</text:span><text:span text:style-name="T14_354"><text:s/></text:span><text:span text:style-name="T14_355">with</text:span><text:span text:style-name="T14_356"><text:s/></text:span><text:span text:style-name="T14_357">NCRA</text:span><text:span text:style-name="T14_358"><text:s/></text:span><text:span text:style-name="T14_359">astronomers</text:span><text:span text:style-name="T14_360"><text:s/></text:span><text:span text:style-name="T14_361">and</text:span><text:span text:style-name="T14_362"><text:s/></text:span><text:span text:style-name="T14_363">engineers</text:span><text:span text:style-name="T14_364">.<text:s/></text:span></text:p>
      <text:p text:style-name="P15"><text:span text:style-name="T15_1">A</text:span><text:span text:style-name="T15_2"><text:s/></text:span><text:span text:style-name="T15_3">comparitive</text:span><text:span text:style-name="T15_4"><text:s/></text:span><text:span text:style-name="T15_5">study</text:span><text:span text:style-name="T15_6"><text:s/></text:span><text:span text:style-name="T15_7">of</text:span><text:span text:style-name="T15_8"><text:s/></text:span><text:span text:style-name="T15_9">various</text:span><text:span text:style-name="T15_10"><text:s/></text:span><text:span text:style-name="T15_11">M</text:span><text:span text:style-name="T15_12">&amp;</text:span><text:span text:style-name="T15_13">C</text:span><text:span text:style-name="T15_14"><text:s/></text:span><text:span text:style-name="T15_15">system</text:span><text:span text:style-name="T15_16"><text:s/></text:span><text:span text:style-name="T15_17">used</text:span><text:span text:style-name="T15_18"><text:s/></text:span><text:span text:style-name="T15_19">in</text:span><text:span text:style-name="T15_20"><text:s/></text:span><text:span text:style-name="T15_21">other</text:span><text:span text:style-name="T15_22"><text:s/></text:span><text:span text:style-name="T15_23">observatories</text:span><text:span text:style-name="T15_24"><text:s/></text:span><text:span text:style-name="T15_25">and</text:span><text:span text:style-name="T15_26"><text:s/></text:span><text:span text:style-name="T15_27">open</text:span><text:span text:style-name="T15_28"><text:s/></text:span><text:span text:style-name="T15_29">source</text:span><text:span text:style-name="T15_30"><text:s/></text:span><text:span text:style-name="T15_31">software</text:span><text:span text:style-name="T15_32"><text:s/></text:span><text:span text:style-name="T15_33">like</text:span><text:span text:style-name="T15_34"><text:s/></text:span><text:span text:style-name="T15_35">EPICS</text:span><text:span text:style-name="T15_36"><text:s/></text:span><text:span text:style-name="T15_37">has</text:span><text:span text:style-name="T15_38"><text:s/></text:span><text:span text:style-name="T15_39">also</text:span><text:span text:style-name="T15_40"><text:s/></text:span><text:span text:style-name="T15_41">been</text:span><text:span text:style-name="T15_42"><text:s/></text:span><text:span text:style-name="T15_43">undertaken</text:span><text:span text:style-name="T15_44"><text:s/></text:span><text:span text:style-name="T15_45">in</text:span><text:span text:style-name="T15_46"><text:s/></text:span><text:span text:style-name="T15_47">collaboration</text:span><text:span text:style-name="T15_48"><text:s/></text:span><text:span text:style-name="T15_49">with</text:span><text:span text:style-name="T15_50"><text:s/></text:span><text:span text:style-name="T15_51">the</text:span><text:span text:style-name="T15_52"><text:s/></text:span><text:span text:style-name="T15_53">TCS</text:span><text:span text:style-name="T15_54">.<text:s text:c="2"/></text:span><text:span text:style-name="T15_55">NCRA</text:span><text:span text:style-name="T15_56"><text:s/></text:span><text:span text:style-name="T15_57">plan</text:span><text:span text:style-name="T15_58"><text:s/></text:span><text:span text:style-name="T15_59">to</text:span><text:span text:style-name="T15_60"><text:s/></text:span><text:span text:style-name="T15_61">develop</text:span><text:span text:style-name="T15_62"><text:s/></text:span><text:span text:style-name="T15_63">end</text:span><text:span text:style-name="T15_64">-</text:span><text:span text:style-name="T15_65">to</text:span><text:span text:style-name="T15_66">-</text:span><text:span text:style-name="T15_67">end</text:span><text:span text:style-name="T15_68"><text:s/></text:span><text:span text:style-name="T15_69">M</text:span><text:span text:style-name="T15_70">&amp;</text:span><text:span text:style-name="T15_71">C</text:span><text:span text:style-name="T15_72"><text:s/></text:span><text:span text:style-name="T15_73">system</text:span><text:span text:style-name="T15_74"><text:s/></text:span><text:span text:style-name="T15_75">software</text:span><text:span text:style-name="T15_76"><text:s/></text:span><text:span text:style-name="T15_77">package</text:span><text:span text:style-name="T15_78"><text:s/></text:span><text:span text:style-name="T15_79">which</text:span><text:span text:style-name="T15_80"><text:s/></text:span><text:span text:style-name="T15_81">can</text:span><text:span text:style-name="T15_82"><text:s/></text:span><text:span text:style-name="T15_83">execute</text:span><text:span text:style-name="T15_84"><text:s/></text:span><text:span text:style-name="T15_85">the</text:span><text:span text:style-name="T15_86"><text:s/></text:span><text:span text:style-name="T15_87">scheduled</text:span><text:span text:style-name="T15_88"><text:s/></text:span><text:span text:style-name="T15_89">observing</text:span><text:span text:style-name="T15_90"><text:s/></text:span><text:span text:style-name="T15_91">sessions</text:span><text:span text:style-name="T15_92"><text:s/></text:span><text:span text:style-name="T15_93">and</text:span><text:span text:style-name="T15_94"><text:s/></text:span><text:span text:style-name="T15_95">support</text:span><text:span text:style-name="T15_96"><text:s/></text:span><text:span text:style-name="T15_97">in</text:span><text:span text:style-name="T15_98"><text:s/></text:span><text:span text:style-name="T15_99">collecting</text:span><text:span text:style-name="T15_100"><text:s/></text:span><text:span text:style-name="T15_101">the</text:span><text:span text:style-name="T15_102"><text:s/></text:span><text:span text:style-name="T15_103">final</text:span><text:span text:style-name="T15_104"><text:s/></text:span><text:span text:style-name="T15_105">astronomical</text:span><text:span text:style-name="T15_106"><text:s/></text:span><text:span text:style-name="T15_107">data</text:span><text:span text:style-name="T15_108"><text:s/></text:span><text:span text:style-name="T15_109">along</text:span><text:span text:style-name="T15_110"><text:s/></text:span><text:span text:style-name="T15_111">with</text:span><text:span text:style-name="T15_112"><text:s/></text:span><text:span text:style-name="T15_113">the</text:span><text:span text:style-name="T15_114"><text:s/></text:span><text:span text:style-name="T15_115">meta</text:span><text:span text:style-name="T15_116">-</text:span><text:span text:style-name="T15_117">information</text:span><text:span text:style-name="T15_118"><text:s/></text:span><text:span text:style-name="T15_119">and</text:span><text:span text:style-name="T15_120"><text:s/></text:span><text:span text:style-name="T15_121">observation</text:span><text:span text:style-name="T15_122"><text:s/></text:span><text:span text:style-name="T15_123">logs</text:span><text:span text:style-name="T15_124"><text:s/></text:span><text:span text:style-name="T15_125">to</text:span><text:span text:style-name="T15_126"><text:s/></text:span><text:span text:style-name="T15_127">improve</text:span><text:span text:style-name="T15_128"><text:s/></text:span><text:span text:style-name="T15_129">the</text:span><text:span text:style-name="T15_130"><text:s/></text:span><text:span text:style-name="T15_131">science</text:span><text:span text:style-name="T15_132"><text:s/></text:span><text:span text:style-name="T15_133">data</text:span><text:span text:style-name="T15_134"><text:s/></text:span><text:span text:style-name="T15_135">quality</text:span><text:span text:style-name="T15_136">.</text:span></text:p>
      <text:p text:style-name="P16"><text:span text:style-name="T16_1"><text:s/></text:span></text:p>
      <text:p text:style-name="P17"><text:span text:style-name="T17_1">Authors</text:span><text:span text:style-name="T17_2"><text:s/></text:span><text:span text:style-name="T17_3">will</text:span><text:span text:style-name="T17_4"><text:s/></text:span><text:span text:style-name="T17_5">discuss</text:span><text:span text:style-name="T17_6"><text:s/></text:span><text:span text:style-name="T17_7">the</text:span><text:span text:style-name="T17_8"><text:s/></text:span><text:span text:style-name="T17_9">experience</text:span><text:span text:style-name="T17_10"><text:s/></text:span><text:span text:style-name="T17_11">and</text:span><text:span text:style-name="T17_12"><text:s/></text:span><text:span text:style-name="T17_13">learning</text:span><text:span text:style-name="T17_14"><text:s/></text:span><text:span text:style-name="T17_15">from</text:span><text:span text:style-name="T17_16"><text:s/></text:span><text:span text:style-name="T17_17">the</text:span><text:span text:style-name="T17_18"><text:s/></text:span><text:span text:style-name="T17_19">GMRT</text:span><text:span text:style-name="T17_20"><text:s/></text:span><text:span text:style-name="T17_21">M</text:span><text:span text:style-name="T17_22">&amp;</text:span><text:span text:style-name="T17_23">C</text:span><text:span text:style-name="T17_24"><text:s/></text:span><text:span text:style-name="T17_25">system</text:span><text:span text:style-name="T17_26"><text:s/></text:span><text:span text:style-name="T17_27">development</text:span><text:span text:style-name="T17_28"><text:s/></text:span><text:span text:style-name="T17_29">activities</text:span><text:span text:style-name="T17_30"><text:s/></text:span><text:span text:style-name="T17_31">like</text:span><text:span text:style-name="T17_32"><text:s/></text:span><text:span text:style-name="T17_33">usage</text:span><text:span text:style-name="T17_34"><text:s/></text:span><text:span text:style-name="T17_35">of</text:span><text:span text:style-name="T17_36"><text:s/></text:span><text:span text:style-name="T17_37">modern</text:span><text:span text:style-name="T17_38"><text:s/></text:span><text:span text:style-name="T17_39">E</text:span><text:span text:style-name="T17_40">thernet</text:span><text:span text:style-name="T17_41"><text:s/></text:span><text:span text:style-name="T17_42">based</text:span><text:span text:style-name="T17_43"><text:s/></text:span><text:span text:style-name="T17_44">micro</text:span><text:span text:style-name="T17_45">-</text:span><text:span text:style-name="T17_46">controllers</text:span><text:span text:style-name="T17_47">,<text:s/></text:span><text:span text:style-name="T17_48">performance</text:span><text:span text:style-name="T17_49"><text:s/></text:span><text:span text:style-name="T17_50">issues</text:span><text:span text:style-name="T17_51"><text:s/></text:span><text:span text:style-name="T17_52">etc</text:span><text:span text:style-name="T17_53">.<text:s/></text:span><text:span text:style-name="T17_54">Also</text:span><text:span text:style-name="T17_55">,<text:s/></text:span><text:span text:style-name="T17_56">aspects</text:span><text:span text:style-name="T17_57"><text:s/></text:span><text:span text:style-name="T17_58">of</text:span><text:span text:style-name="T17_59"><text:s/></text:span><text:span text:style-name="T17_60">specification</text:span><text:span text:style-name="T17_61"><text:s/></text:span><text:span text:style-name="T17_62">driven</text:span><text:span text:style-name="T17_63"><text:s/></text:span><text:span text:style-name="T17_64">architecture</text:span><text:span text:style-name="T17_65"><text:s/></text:span><text:span text:style-name="T17_66">and</text:span><text:span text:style-name="T17_67"><text:s/></text:span><text:span text:style-name="T17_68">requirement</text:span><text:span text:style-name="T17_69"><text:s/></text:span><text:span text:style-name="T17_70">engineering</text:span><text:span text:style-name="T17_71"><text:s/></text:span><text:span text:style-name="T17_72">issues</text:span><text:span text:style-name="T17_73"><text:s/></text:span><text:span text:style-name="T17_74">will</text:span><text:span text:style-name="T17_75"><text:s/></text:span><text:span text:style-name="T17_76">be</text:span><text:span text:style-name="T17_77"><text:s/></text:span><text:span text:style-name="T17_78">highlighted</text:span><text:span text:style-name="T17_79">.</text:span></text:p>
      <text:p text:style-name="P18"/>
      <text:p text:style-name="P19"><text:span text:style-name="T19_1">References</text:span><text:span text:style-name="T19_2"><text:s/>:</text:span></text:p>
      <text:p text:style-name="P20"/>
      <text:p text:style-name="P21"><text:span text:style-name="T21_1">[1]<text:s text:c="2"/></text:span><text:span text:style-name="T21_2">R</text:span><text:span text:style-name="T21_3">.<text:s/></text:span><text:span text:style-name="T21_4">Balasubramaniam</text:span><text:span text:style-name="T21_5"><text:s/></text:span><text:span text:style-name="T21_6">et</text:span><text:span text:style-name="T21_7"><text:s/></text:span><text:span text:style-name="T21_8">al</text:span><text:span text:style-name="T21_9">.<text:s/></text:span><text:span text:style-name="T21_10">General</text:span><text:span text:style-name="T21_11"><text:s/></text:span><text:span text:style-name="T21_12">Assembly</text:span><text:span text:style-name="T21_13"><text:s/></text:span><text:span text:style-name="T21_14">and</text:span><text:span text:style-name="T21_15"><text:s/></text:span><text:span text:style-name="T21_16">Scientific</text:span><text:span text:style-name="T21_17"><text:s/></text:span><text:span text:style-name="T21_18">Symposium</text:span><text:span text:style-name="T21_19">,<text:s/>2011<text:s/></text:span><text:span text:style-name="T21_20">XXXth</text:span><text:span text:style-name="T21_21"><text:s/></text:span><text:span text:style-name="T21_22">URSI</text:span></text:p>
      <text:p text:style-name="P22"><text:span text:style-name="T22_1">[2]<text:s text:c="2"/></text:span><text:span text:style-name="T22_2">J</text:span><text:span text:style-name="T22_3">.<text:s/></text:span><text:span text:style-name="T22_4">Kodilkar</text:span><text:span text:style-name="T22_5">,<text:s/></text:span><text:span text:style-name="T22_6">R</text:span><text:span text:style-name="T22_7">.<text:s/></text:span><text:span text:style-name="T22_8">Uprade</text:span><text:span text:style-name="T22_9"><text:s/></text:span><text:span text:style-name="T22_10">et</text:span><text:span text:style-name="T22_11"><text:s/></text:span><text:span text:style-name="T22_12">al</text:span><text:span text:style-name="T22_13">.<text:s/>2013<text:s/></text:span><text:span text:style-name="T22_14">IOP</text:span><text:span text:style-name="T22_15"><text:s/></text:span><text:span text:style-name="T22_16">Conf</text:span><text:span text:style-name="T22_17">.<text:s/></text:span><text:span text:style-name="T22_18">Ser</text:span><text:span text:style-name="T22_19">.:<text:s/></text:span><text:span text:style-name="T22_20">Mater</text:span><text:span text:style-name="T22_21">.<text:s/></text:span><text:span text:style-name="T22_22">Sci</text:span><text:span text:style-name="T22_23">.<text:s/></text:span><text:span text:style-name="T22_24">Eng</text:span><text:span text:style-name="T22_25">.<text:s/>44<text:s/>012026</text:span></text:p>
      <text:p text:style-name="P23"/>
      <text:p text:style-name="P24"><text:span text:style-name="T24_1"><text:s/></text:span></text:p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Liberation Serif" svg:font-family="Liberation Serif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